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1.9972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2.8335in"/>
    </style:style>
    <style:style style:name="co5" style:family="table-column">
      <style:table-column-properties fo:break-before="auto" style:column-width="2.222in"/>
    </style:style>
    <style:style style:name="co6" style:family="table-column">
      <style:table-column-properties fo:break-before="auto" style:column-width="2.2764in"/>
    </style:style>
    <style:style style:name="co7" style:family="table-column">
      <style:table-column-properties fo:break-before="auto" style:column-width="3.112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-2021-05-11-205545" table:style-name="ta1">
        <table:shapes>
          <draw:frame draw:z-index="0" draw:style-name="gr1" draw:text-style-name="P1" svg:width="6.2988in" svg:height="3.5429in" svg:x="24.4764in" svg:y="5.1429in">
            <draw:object draw:notify-on-update-of-ranges="'summary-2021-05-11-205545'.I28:'summary-2021-05-11-205545'.I28 'summary-2021-05-11-205545'.I29:'summary-2021-05-11-205545'.I53 'summary-2021-05-11-205545'.J28:'summary-2021-05-11-205545'.J28 'summary-2021-05-11-205545'.J29:'summary-2021-05-11-205545'.J53 'summary-2021-05-11-205545'.K28:'summary-2021-05-11-205545'.K28 'summary-2021-05-11-205545'.K29:'summary-2021-05-11-205545'.K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8" table:number-columns-repeated="1013" table:default-cell-style-name="ce1"/>
        <table:table-row table:style-name="ro1">
          <table:table-cell office:value-type="string" calcext:value-type="string">
            <text:p>test/speedtrials/switch/t0000</text:p>
          </table:table-cell>
          <table:table-cell office:value-type="string" calcext:value-type="string">
            <text:p>t0000_s00001_i00100_fn.wren</text:p>
          </table:table-cell>
          <table:table-cell office:value-type="float" office:value="331.400966183575" calcext:value-type="float">
            <text:p>331.400966183575</text:p>
          </table:table-cell>
          <table:table-cell table:style-name="Default" office:value-type="string" calcext:value-type="string">
            <text:p>t0000_s00001_i00100_fn_hoisted_test.wren</text:p>
          </table:table-cell>
          <table:table-cell table:style-name="Default" office:value-type="float" office:value="327.403846153846" calcext:value-type="float">
            <text:p>327.403846153846</text:p>
          </table:table-cell>
          <table:table-cell table:style-name="Default" office:value-type="string" calcext:value-type="string">
            <text:p>t0000_s00001_i00100_ifthen.wren</text:p>
          </table:table-cell>
          <table:table-cell table:style-name="Default" office:value-type="float" office:value="328.095238095238" calcext:value-type="float">
            <text:p>328.095238095238</text:p>
          </table:table-cell>
          <table:table-cell table:style-name="Default" office:value-type="string" calcext:value-type="string">
            <text:p>t0000_s00001_i00100_switch.wren</text:p>
          </table:table-cell>
          <table:table-cell table:style-name="Default" office:value-type="float" office:value="335.766423357664" calcext:value-type="float">
            <text:p>335.766423357664</text:p>
          </table:table-cell>
          <table:table-cell table:style-name="Default" office:value-type="string" calcext:value-type="string">
            <text:p>t0000_s00001_i00100_switch_hoisted_test.wren</text:p>
          </table:table-cell>
          <table:table-cell table:style-name="Default" office:value-type="float" office:value="320.347394540943" calcext:value-type="float">
            <text:p>320.34739454094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01</text:p>
          </table:table-cell>
          <table:table-cell office:value-type="string" calcext:value-type="string">
            <text:p>t0001_s00013_i00100_fn.wren</text:p>
          </table:table-cell>
          <table:table-cell office:value-type="float" office:value="254.320987654321" calcext:value-type="float">
            <text:p>254.320987654321</text:p>
          </table:table-cell>
          <table:table-cell table:style-name="Default" office:value-type="string" calcext:value-type="string">
            <text:p>t0001_s00013_i00100_fn_hoisted_test.wren</text:p>
          </table:table-cell>
          <table:table-cell table:style-name="Default" office:value-type="float" office:value="319.951338199513" calcext:value-type="float">
            <text:p>319.951338199513</text:p>
          </table:table-cell>
          <table:table-cell table:style-name="Default" office:value-type="string" calcext:value-type="string">
            <text:p>t0001_s00013_i00100_ifthen.wren</text:p>
          </table:table-cell>
          <table:table-cell table:style-name="Default" office:value-type="float" office:value="309.925558312655" calcext:value-type="float">
            <text:p>309.925558312655</text:p>
          </table:table-cell>
          <table:table-cell table:style-name="Default" office:value-type="string" calcext:value-type="string">
            <text:p>t0001_s00013_i00100_switch.wren</text:p>
          </table:table-cell>
          <table:table-cell table:style-name="Default" office:value-type="float" office:value="284.766584766585" calcext:value-type="float">
            <text:p>284.766584766585</text:p>
          </table:table-cell>
          <table:table-cell table:style-name="Default" office:value-type="string" calcext:value-type="string">
            <text:p>t0001_s00013_i00100_switch_hoisted_test.wren</text:p>
          </table:table-cell>
          <table:table-cell table:style-name="Default" office:value-type="float" office:value="315.75" calcext:value-type="float">
            <text:p>315.75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02</text:p>
          </table:table-cell>
          <table:table-cell office:value-type="string" calcext:value-type="string">
            <text:p>t0002_s00025_i00100_fn.wren</text:p>
          </table:table-cell>
          <table:table-cell office:value-type="float" office:value="298.076923076923" calcext:value-type="float">
            <text:p>298.076923076923</text:p>
          </table:table-cell>
          <table:table-cell table:style-name="Default" office:value-type="string" calcext:value-type="string">
            <text:p>t0002_s00025_i00100_fn_hoisted_test.wren</text:p>
          </table:table-cell>
          <table:table-cell table:style-name="Default" office:value-type="float" office:value="283.211678832117" calcext:value-type="float">
            <text:p>283.211678832117</text:p>
          </table:table-cell>
          <table:table-cell table:style-name="Default" office:value-type="string" calcext:value-type="string">
            <text:p>t0002_s00025_i00100_ifthen.wren</text:p>
          </table:table-cell>
          <table:table-cell table:style-name="Default" office:value-type="float" office:value="328.605200945626" calcext:value-type="float">
            <text:p>328.605200945626</text:p>
          </table:table-cell>
          <table:table-cell table:style-name="Default" office:value-type="string" calcext:value-type="string">
            <text:p>t0002_s00025_i00100_switch.wren</text:p>
          </table:table-cell>
          <table:table-cell table:style-name="Default" office:value-type="float" office:value="283.75" calcext:value-type="float">
            <text:p>283.75</text:p>
          </table:table-cell>
          <table:table-cell table:style-name="Default" office:value-type="string" calcext:value-type="string">
            <text:p>t0002_s00025_i00100_switch_hoisted_test.wren</text:p>
          </table:table-cell>
          <table:table-cell table:style-name="Default" office:value-type="float" office:value="272.115384615384" calcext:value-type="float">
            <text:p>272.115384615384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03</text:p>
          </table:table-cell>
          <table:table-cell office:value-type="string" calcext:value-type="string">
            <text:p>t0003_s00037_i00100_fn.wren</text:p>
          </table:table-cell>
          <table:table-cell office:value-type="float" office:value="206.188118811881" calcext:value-type="float">
            <text:p>206.188118811881</text:p>
          </table:table-cell>
          <table:table-cell table:style-name="Default" office:value-type="string" calcext:value-type="string">
            <text:p>t0003_s00037_i00100_fn_hoisted_test.wren</text:p>
          </table:table-cell>
          <table:table-cell table:style-name="Default" office:value-type="float" office:value="196.5" calcext:value-type="float">
            <text:p>196.5</text:p>
          </table:table-cell>
          <table:table-cell table:style-name="Default" office:value-type="string" calcext:value-type="string">
            <text:p>t0003_s00037_i00100_ifthen.wren</text:p>
          </table:table-cell>
          <table:table-cell table:style-name="Default" office:value-type="float" office:value="240.93137254902" calcext:value-type="float">
            <text:p>240.93137254902</text:p>
          </table:table-cell>
          <table:table-cell table:style-name="Default" office:value-type="string" calcext:value-type="string">
            <text:p>t0003_s00037_i00100_switch.wren</text:p>
          </table:table-cell>
          <table:table-cell table:style-name="Default" office:value-type="float" office:value="199.513381995134" calcext:value-type="float">
            <text:p>199.513381995134</text:p>
          </table:table-cell>
          <table:table-cell table:style-name="Default" office:value-type="string" calcext:value-type="string">
            <text:p>t0003_s00037_i00100_switch_hoisted_test.wren</text:p>
          </table:table-cell>
          <table:table-cell table:style-name="Default" office:value-type="float" office:value="202.380952380952" calcext:value-type="float">
            <text:p>202.380952380952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04</text:p>
          </table:table-cell>
          <table:table-cell office:value-type="string" calcext:value-type="string">
            <text:p>t0004_s00050_i00100_fn.wren</text:p>
          </table:table-cell>
          <table:table-cell office:value-type="float" office:value="178.883495145631" calcext:value-type="float">
            <text:p>178.883495145631</text:p>
          </table:table-cell>
          <table:table-cell table:style-name="Default" office:value-type="string" calcext:value-type="string">
            <text:p>t0004_s00050_i00100_fn_hoisted_test.wren</text:p>
          </table:table-cell>
          <table:table-cell table:style-name="Default" office:value-type="float" office:value="173.522458628842" calcext:value-type="float">
            <text:p>173.522458628842</text:p>
          </table:table-cell>
          <table:table-cell table:style-name="Default" office:value-type="string" calcext:value-type="string">
            <text:p>t0004_s00050_i00100_ifthen.wren</text:p>
          </table:table-cell>
          <table:table-cell table:style-name="Default" office:value-type="float" office:value="215.66265060241" calcext:value-type="float">
            <text:p>215.66265060241</text:p>
          </table:table-cell>
          <table:table-cell table:style-name="Default" office:value-type="string" calcext:value-type="string">
            <text:p>t0004_s00050_i00100_switch.wren</text:p>
          </table:table-cell>
          <table:table-cell table:style-name="Default" office:value-type="float" office:value="178.054862842893" calcext:value-type="float">
            <text:p>178.054862842893</text:p>
          </table:table-cell>
          <table:table-cell table:style-name="Default" office:value-type="string" calcext:value-type="string">
            <text:p>t0004_s00050_i00100_switch_hoisted_test.wren</text:p>
          </table:table-cell>
          <table:table-cell table:style-name="Default" office:value-type="float" office:value="175.870069605568" calcext:value-type="float">
            <text:p>175.870069605568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05</text:p>
          </table:table-cell>
          <table:table-cell office:value-type="string" calcext:value-type="string">
            <text:p>t0005_s00001_i00575_fn.wren</text:p>
          </table:table-cell>
          <table:table-cell office:value-type="float" office:value="308.208955223881" calcext:value-type="float">
            <text:p>308.208955223881</text:p>
          </table:table-cell>
          <table:table-cell table:style-name="Default" office:value-type="string" calcext:value-type="string">
            <text:p>t0005_s00001_i00575_fn_hoisted_test.wren</text:p>
          </table:table-cell>
          <table:table-cell table:style-name="Default" office:value-type="float" office:value="303.155339805825" calcext:value-type="float">
            <text:p>303.155339805825</text:p>
          </table:table-cell>
          <table:table-cell table:style-name="Default" office:value-type="string" calcext:value-type="string">
            <text:p>t0005_s00001_i00575_ifthen.wren</text:p>
          </table:table-cell>
          <table:table-cell table:style-name="Default" office:value-type="float" office:value="313.399503722084" calcext:value-type="float">
            <text:p>313.399503722084</text:p>
          </table:table-cell>
          <table:table-cell table:style-name="Default" office:value-type="string" calcext:value-type="string">
            <text:p>t0005_s00001_i00575_switch.wren</text:p>
          </table:table-cell>
          <table:table-cell table:style-name="Default" office:value-type="float" office:value="303.178484107579" calcext:value-type="float">
            <text:p>303.178484107579</text:p>
          </table:table-cell>
          <table:table-cell table:style-name="Default" office:value-type="string" calcext:value-type="string">
            <text:p>t0005_s00001_i00575_switch_hoisted_test.wren</text:p>
          </table:table-cell>
          <table:table-cell table:style-name="Default" office:value-type="float" office:value="302.244389027431" calcext:value-type="float">
            <text:p>302.244389027431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06</text:p>
          </table:table-cell>
          <table:table-cell office:value-type="string" calcext:value-type="string">
            <text:p>t0006_s00013_i00575_fn.wren</text:p>
          </table:table-cell>
          <table:table-cell office:value-type="float" office:value="156.479217603912" calcext:value-type="float">
            <text:p>156.479217603912</text:p>
          </table:table-cell>
          <table:table-cell table:style-name="Default" office:value-type="string" calcext:value-type="string">
            <text:p>t0006_s00013_i00575_fn_hoisted_test.wren</text:p>
          </table:table-cell>
          <table:table-cell table:style-name="Default" office:value-type="float" office:value="156.25" calcext:value-type="float">
            <text:p>156.25</text:p>
          </table:table-cell>
          <table:table-cell table:style-name="Default" office:value-type="string" calcext:value-type="string">
            <text:p>t0006_s00013_i00575_ifthen.wren</text:p>
          </table:table-cell>
          <table:table-cell table:style-name="Default" office:value-type="float" office:value="189.903846153846" calcext:value-type="float">
            <text:p>189.903846153846</text:p>
          </table:table-cell>
          <table:table-cell table:style-name="Default" office:value-type="string" calcext:value-type="string">
            <text:p>t0006_s00013_i00575_switch.wren</text:p>
          </table:table-cell>
          <table:table-cell table:style-name="Default" office:value-type="float" office:value="142.647058823529" calcext:value-type="float">
            <text:p>142.647058823529</text:p>
          </table:table-cell>
          <table:table-cell table:style-name="Default" office:value-type="string" calcext:value-type="string">
            <text:p>t0006_s00013_i00575_switch_hoisted_test.wren</text:p>
          </table:table-cell>
          <table:table-cell table:style-name="Default" office:value-type="float" office:value="147.381546134663" calcext:value-type="float">
            <text:p>147.38154613466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07</text:p>
          </table:table-cell>
          <table:table-cell office:value-type="string" calcext:value-type="string">
            <text:p>t0007_s00025_i00575_fn.wren</text:p>
          </table:table-cell>
          <table:table-cell office:value-type="float" office:value="112.530712530713" calcext:value-type="float">
            <text:p>112.530712530713</text:p>
          </table:table-cell>
          <table:table-cell table:style-name="Default" office:value-type="string" calcext:value-type="string">
            <text:p>t0007_s00025_i00575_fn_hoisted_test.wren</text:p>
          </table:table-cell>
          <table:table-cell table:style-name="Default" office:value-type="float" office:value="107.26392251816" calcext:value-type="float">
            <text:p>107.26392251816</text:p>
          </table:table-cell>
          <table:table-cell table:style-name="Default" office:value-type="string" calcext:value-type="string">
            <text:p>t0007_s00025_i00575_ifthen.wren</text:p>
          </table:table-cell>
          <table:table-cell table:style-name="Default" office:value-type="float" office:value="139.344262295082" calcext:value-type="float">
            <text:p>139.344262295082</text:p>
          </table:table-cell>
          <table:table-cell table:style-name="Default" office:value-type="string" calcext:value-type="string">
            <text:p>t0007_s00025_i00575_switch.wren</text:p>
          </table:table-cell>
          <table:table-cell table:style-name="Default" office:value-type="float" office:value="105.651105651106" calcext:value-type="float">
            <text:p>105.651105651106</text:p>
          </table:table-cell>
          <table:table-cell table:style-name="Default" office:value-type="string" calcext:value-type="string">
            <text:p>t0007_s00025_i00575_switch_hoisted_test.wren</text:p>
          </table:table-cell>
          <table:table-cell table:style-name="Default" office:value-type="float" office:value="104.889975550122" calcext:value-type="float">
            <text:p>104.889975550122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08</text:p>
          </table:table-cell>
          <table:table-cell office:value-type="string" calcext:value-type="string">
            <text:p>t0008_s00037_i00575_fn.wren</text:p>
          </table:table-cell>
          <table:table-cell office:value-type="float" office:value="89.047619047619" calcext:value-type="float">
            <text:p>89.047619047619</text:p>
          </table:table-cell>
          <table:table-cell table:style-name="Default" office:value-type="string" calcext:value-type="string">
            <text:p>t0008_s00037_i00575_fn_hoisted_test.wren</text:p>
          </table:table-cell>
          <table:table-cell table:style-name="Default" office:value-type="float" office:value="74.3276283618582" calcext:value-type="float">
            <text:p>74.3276283618582</text:p>
          </table:table-cell>
          <table:table-cell table:style-name="Default" office:value-type="string" calcext:value-type="string">
            <text:p>t0008_s00037_i00575_ifthen.wren</text:p>
          </table:table-cell>
          <table:table-cell table:style-name="Default" office:value-type="float" office:value="111.980440097799" calcext:value-type="float">
            <text:p>111.980440097799</text:p>
          </table:table-cell>
          <table:table-cell table:style-name="Default" office:value-type="string" calcext:value-type="string">
            <text:p>t0008_s00037_i00575_switch.wren</text:p>
          </table:table-cell>
          <table:table-cell table:style-name="Default" office:value-type="float" office:value="73.6077481840193" calcext:value-type="float">
            <text:p>73.6077481840193</text:p>
          </table:table-cell>
          <table:table-cell table:style-name="Default" office:value-type="string" calcext:value-type="string">
            <text:p>t0008_s00037_i00575_switch_hoisted_test.wren</text:p>
          </table:table-cell>
          <table:table-cell table:style-name="Default" office:value-type="float" office:value="77.0731707317073" calcext:value-type="float">
            <text:p>77.073170731707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09</text:p>
          </table:table-cell>
          <table:table-cell office:value-type="string" calcext:value-type="string">
            <text:p>t0009_s00050_i00575_fn.wren</text:p>
          </table:table-cell>
          <table:table-cell office:value-type="float" office:value="69.4789081885856" calcext:value-type="float">
            <text:p>69.4789081885856</text:p>
          </table:table-cell>
          <table:table-cell table:style-name="Default" office:value-type="string" calcext:value-type="string">
            <text:p>t0009_s00050_i00575_fn_hoisted_test.wren</text:p>
          </table:table-cell>
          <table:table-cell table:style-name="Default" office:value-type="float" office:value="67.8048780487805" calcext:value-type="float">
            <text:p>67.8048780487805</text:p>
          </table:table-cell>
          <table:table-cell table:style-name="Default" office:value-type="string" calcext:value-type="string">
            <text:p>t0009_s00050_i00575_ifthen.wren</text:p>
          </table:table-cell>
          <table:table-cell table:style-name="Default" office:value-type="float" office:value="88.780487804878" calcext:value-type="float">
            <text:p>88.780487804878</text:p>
          </table:table-cell>
          <table:table-cell table:style-name="Default" office:value-type="string" calcext:value-type="string">
            <text:p>t0009_s00050_i00575_switch.wren</text:p>
          </table:table-cell>
          <table:table-cell table:style-name="Default" office:value-type="float" office:value="58.6034912718204" calcext:value-type="float">
            <text:p>58.6034912718204</text:p>
          </table:table-cell>
          <table:table-cell table:style-name="Default" office:value-type="string" calcext:value-type="string">
            <text:p>t0009_s00050_i00575_switch_hoisted_test.wren</text:p>
          </table:table-cell>
          <table:table-cell table:style-name="Default" office:value-type="float" office:value="59.7087378640777" calcext:value-type="float">
            <text:p>59.7087378640777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10</text:p>
          </table:table-cell>
          <table:table-cell office:value-type="string" calcext:value-type="string">
            <text:p>t0010_s00001_i01050_fn.wren</text:p>
          </table:table-cell>
          <table:table-cell office:value-type="float" office:value="289.78622327791" calcext:value-type="float">
            <text:p>289.78622327791</text:p>
          </table:table-cell>
          <table:table-cell table:style-name="Default" office:value-type="string" calcext:value-type="string">
            <text:p>t0010_s00001_i01050_fn_hoisted_test.wren</text:p>
          </table:table-cell>
          <table:table-cell table:style-name="Default" office:value-type="float" office:value="281.662591687042" calcext:value-type="float">
            <text:p>281.662591687042</text:p>
          </table:table-cell>
          <table:table-cell table:style-name="Default" office:value-type="string" calcext:value-type="string">
            <text:p>t0010_s00001_i01050_ifthen.wren</text:p>
          </table:table-cell>
          <table:table-cell table:style-name="Default" office:value-type="float" office:value="297.380952380952" calcext:value-type="float">
            <text:p>297.380952380952</text:p>
          </table:table-cell>
          <table:table-cell table:style-name="Default" office:value-type="string" calcext:value-type="string">
            <text:p>t0010_s00001_i01050_switch.wren</text:p>
          </table:table-cell>
          <table:table-cell table:style-name="Default" office:value-type="float" office:value="282.409638554217" calcext:value-type="float">
            <text:p>282.409638554217</text:p>
          </table:table-cell>
          <table:table-cell table:style-name="Default" office:value-type="string" calcext:value-type="string">
            <text:p>t0010_s00001_i01050_switch_hoisted_test.wren</text:p>
          </table:table-cell>
          <table:table-cell table:style-name="Default" office:value-type="float" office:value="281.264637002342" calcext:value-type="float">
            <text:p>281.264637002342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11</text:p>
          </table:table-cell>
          <table:table-cell office:value-type="string" calcext:value-type="string">
            <text:p>t0011_s00013_i01050_fn.wren</text:p>
          </table:table-cell>
          <table:table-cell office:value-type="float" office:value="122.5" calcext:value-type="float">
            <text:p>122.5</text:p>
          </table:table-cell>
          <table:table-cell table:style-name="Default" office:value-type="string" calcext:value-type="string">
            <text:p>t0011_s00013_i01050_fn_hoisted_test.wren</text:p>
          </table:table-cell>
          <table:table-cell table:style-name="Default" office:value-type="float" office:value="116.548463356974" calcext:value-type="float">
            <text:p>116.548463356974</text:p>
          </table:table-cell>
          <table:table-cell table:style-name="Default" office:value-type="string" calcext:value-type="string">
            <text:p>t0011_s00013_i01050_ifthen.wren</text:p>
          </table:table-cell>
          <table:table-cell table:style-name="Default" office:value-type="float" office:value="147.642679900744" calcext:value-type="float">
            <text:p>147.642679900744</text:p>
          </table:table-cell>
          <table:table-cell table:style-name="Default" office:value-type="string" calcext:value-type="string">
            <text:p>t0011_s00013_i01050_switch.wren</text:p>
          </table:table-cell>
          <table:table-cell table:style-name="Default" office:value-type="float" office:value="110.148514851485" calcext:value-type="float">
            <text:p>110.148514851485</text:p>
          </table:table-cell>
          <table:table-cell table:style-name="Default" office:value-type="string" calcext:value-type="string">
            <text:p>t0011_s00013_i01050_switch_hoisted_test.wren</text:p>
          </table:table-cell>
          <table:table-cell table:style-name="Default" office:value-type="float" office:value="108.674698795181" calcext:value-type="float">
            <text:p>108.674698795181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12</text:p>
          </table:table-cell>
          <table:table-cell office:value-type="string" calcext:value-type="string">
            <text:p>t0012_s00025_i01050_fn.wren</text:p>
          </table:table-cell>
          <table:table-cell office:value-type="float" office:value="74.8129675810474" calcext:value-type="float">
            <text:p>74.8129675810474</text:p>
          </table:table-cell>
          <table:table-cell table:style-name="Default" office:value-type="string" calcext:value-type="string">
            <text:p>t0012_s00025_i01050_fn_hoisted_test.wren</text:p>
          </table:table-cell>
          <table:table-cell table:style-name="Default" office:value-type="float" office:value="69.4029850746269" calcext:value-type="float">
            <text:p>69.4029850746269</text:p>
          </table:table-cell>
          <table:table-cell table:style-name="Default" office:value-type="string" calcext:value-type="string">
            <text:p>t0012_s00025_i01050_ifthen.wren</text:p>
          </table:table-cell>
          <table:table-cell table:style-name="Default" office:value-type="float" office:value="96.8215158924205" calcext:value-type="float">
            <text:p>96.8215158924205</text:p>
          </table:table-cell>
          <table:table-cell table:style-name="Default" office:value-type="string" calcext:value-type="string">
            <text:p>t0012_s00025_i01050_switch.wren</text:p>
          </table:table-cell>
          <table:table-cell table:style-name="Default" office:value-type="float" office:value="65.9203980099503" calcext:value-type="float">
            <text:p>65.9203980099503</text:p>
          </table:table-cell>
          <table:table-cell table:style-name="Default" office:value-type="string" calcext:value-type="string">
            <text:p>t0012_s00025_i01050_switch_hoisted_test.wren</text:p>
          </table:table-cell>
          <table:table-cell table:style-name="Default" office:value-type="float" office:value="67.8048780487805" calcext:value-type="float">
            <text:p>67.8048780487805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13</text:p>
          </table:table-cell>
          <table:table-cell office:value-type="string" calcext:value-type="string">
            <text:p>t0013_s00037_i01050_fn.wren</text:p>
          </table:table-cell>
          <table:table-cell office:value-type="float" office:value="53.6057692307692" calcext:value-type="float">
            <text:p>53.6057692307692</text:p>
          </table:table-cell>
          <table:table-cell table:style-name="Default" office:value-type="string" calcext:value-type="string">
            <text:p>t0013_s00037_i01050_fn_hoisted_test.wren</text:p>
          </table:table-cell>
          <table:table-cell table:style-name="Default" office:value-type="float" office:value="51.4084507042253" calcext:value-type="float">
            <text:p>51.4084507042253</text:p>
          </table:table-cell>
          <table:table-cell table:style-name="Default" office:value-type="string" calcext:value-type="string">
            <text:p>t0013_s00037_i01050_ifthen.wren</text:p>
          </table:table-cell>
          <table:table-cell table:style-name="Default" office:value-type="float" office:value="74.4416873449132" calcext:value-type="float">
            <text:p>74.4416873449132</text:p>
          </table:table-cell>
          <table:table-cell table:style-name="Default" office:value-type="string" calcext:value-type="string">
            <text:p>t0013_s00037_i01050_switch.wren</text:p>
          </table:table-cell>
          <table:table-cell table:style-name="Default" office:value-type="float" office:value="48.5148514851485" calcext:value-type="float">
            <text:p>48.5148514851485</text:p>
          </table:table-cell>
          <table:table-cell table:style-name="Default" office:value-type="string" calcext:value-type="string">
            <text:p>t0013_s00037_i01050_switch_hoisted_test.wren</text:p>
          </table:table-cell>
          <table:table-cell table:style-name="Default" office:value-type="float" office:value="48.4412470023981" calcext:value-type="float">
            <text:p>48.4412470023981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14</text:p>
          </table:table-cell>
          <table:table-cell office:value-type="string" calcext:value-type="string">
            <text:p>t0014_s00050_i01050_fn.wren</text:p>
          </table:table-cell>
          <table:table-cell office:value-type="float" office:value="42.1836228287841" calcext:value-type="float">
            <text:p>42.1836228287841</text:p>
          </table:table-cell>
          <table:table-cell table:style-name="Default" office:value-type="string" calcext:value-type="string">
            <text:p>t0014_s00050_i01050_fn_hoisted_test.wren</text:p>
          </table:table-cell>
          <table:table-cell table:style-name="Default" office:value-type="float" office:value="39.6088019559902" calcext:value-type="float">
            <text:p>39.6088019559902</text:p>
          </table:table-cell>
          <table:table-cell table:style-name="Default" office:value-type="string" calcext:value-type="string">
            <text:p>t0014_s00050_i01050_ifthen.wren</text:p>
          </table:table-cell>
          <table:table-cell table:style-name="Default" office:value-type="float" office:value="54.9878345498783" calcext:value-type="float">
            <text:p>54.9878345498783</text:p>
          </table:table-cell>
          <table:table-cell table:style-name="Default" office:value-type="string" calcext:value-type="string">
            <text:p>t0014_s00050_i01050_switch.wren</text:p>
          </table:table-cell>
          <table:table-cell table:style-name="Default" office:value-type="float" office:value="37.1359223300971" calcext:value-type="float">
            <text:p>37.1359223300971</text:p>
          </table:table-cell>
          <table:table-cell table:style-name="Default" office:value-type="string" calcext:value-type="string">
            <text:p>t0014_s00050_i01050_switch_hoisted_test.wren</text:p>
          </table:table-cell>
          <table:table-cell table:style-name="Default" office:value-type="float" office:value="37.9227053140097" calcext:value-type="float">
            <text:p>37.9227053140097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15</text:p>
          </table:table-cell>
          <table:table-cell office:value-type="string" calcext:value-type="string">
            <text:p>t0015_s00001_i01525_fn.wren</text:p>
          </table:table-cell>
          <table:table-cell office:value-type="float" office:value="271.800947867298" calcext:value-type="float">
            <text:p>271.800947867298</text:p>
          </table:table-cell>
          <table:table-cell table:style-name="Default" office:value-type="string" calcext:value-type="string">
            <text:p>t0015_s00001_i01525_fn_hoisted_test.wren</text:p>
          </table:table-cell>
          <table:table-cell table:style-name="Default" office:value-type="float" office:value="267.25" calcext:value-type="float">
            <text:p>267.25</text:p>
          </table:table-cell>
          <table:table-cell table:style-name="Default" office:value-type="string" calcext:value-type="string">
            <text:p>t0015_s00001_i01525_ifthen.wren</text:p>
          </table:table-cell>
          <table:table-cell table:style-name="Default" office:value-type="float" office:value="285.185185185185" calcext:value-type="float">
            <text:p>285.185185185185</text:p>
          </table:table-cell>
          <table:table-cell table:style-name="Default" office:value-type="string" calcext:value-type="string">
            <text:p>t0015_s00001_i01525_switch.wren</text:p>
          </table:table-cell>
          <table:table-cell table:style-name="Default" office:value-type="float" office:value="265.55023923445" calcext:value-type="float">
            <text:p>265.55023923445</text:p>
          </table:table-cell>
          <table:table-cell table:style-name="Default" office:value-type="string" calcext:value-type="string">
            <text:p>t0015_s00001_i01525_switch_hoisted_test.wren</text:p>
          </table:table-cell>
          <table:table-cell table:style-name="Default" office:value-type="float" office:value="261.538461538461" calcext:value-type="float">
            <text:p>261.538461538461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16</text:p>
          </table:table-cell>
          <table:table-cell office:value-type="string" calcext:value-type="string">
            <text:p>t0016_s00013_i01525_fn.wren</text:p>
          </table:table-cell>
          <table:table-cell office:value-type="float" office:value="96.039603960396" calcext:value-type="float">
            <text:p>96.039603960396</text:p>
          </table:table-cell>
          <table:table-cell table:style-name="Default" office:value-type="string" calcext:value-type="string">
            <text:p>t0016_s00013_i01525_fn_hoisted_test.wren</text:p>
          </table:table-cell>
          <table:table-cell table:style-name="Default" office:value-type="float" office:value="88.6363636363636" calcext:value-type="float">
            <text:p>88.6363636363636</text:p>
          </table:table-cell>
          <table:table-cell table:style-name="Default" office:value-type="string" calcext:value-type="string">
            <text:p>t0016_s00013_i01525_ifthen.wren</text:p>
          </table:table-cell>
          <table:table-cell table:style-name="Default" office:value-type="float" office:value="116.267942583732" calcext:value-type="float">
            <text:p>116.267942583732</text:p>
          </table:table-cell>
          <table:table-cell table:style-name="Default" office:value-type="string" calcext:value-type="string">
            <text:p>t0016_s00013_i01525_switch.wren</text:p>
          </table:table-cell>
          <table:table-cell table:style-name="Default" office:value-type="float" office:value="77.3722627737226" calcext:value-type="float">
            <text:p>77.3722627737226</text:p>
          </table:table-cell>
          <table:table-cell table:style-name="Default" office:value-type="string" calcext:value-type="string">
            <text:p>t0016_s00013_i01525_switch_hoisted_test.wren</text:p>
          </table:table-cell>
          <table:table-cell table:style-name="Default" office:value-type="float" office:value="76.8292682926829" calcext:value-type="float">
            <text:p>76.8292682926829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17</text:p>
          </table:table-cell>
          <table:table-cell office:value-type="string" calcext:value-type="string">
            <text:p>t0017_s00025_i01525_fn.wren</text:p>
          </table:table-cell>
          <table:table-cell office:value-type="float" office:value="58.2309582309582" calcext:value-type="float">
            <text:p>58.2309582309582</text:p>
          </table:table-cell>
          <table:table-cell table:style-name="Default" office:value-type="string" calcext:value-type="string">
            <text:p>t0017_s00025_i01525_fn_hoisted_test.wren</text:p>
          </table:table-cell>
          <table:table-cell table:style-name="Default" office:value-type="float" office:value="56.3725490196078" calcext:value-type="float">
            <text:p>56.3725490196078</text:p>
          </table:table-cell>
          <table:table-cell table:style-name="Default" office:value-type="string" calcext:value-type="string">
            <text:p>t0017_s00025_i01525_ifthen.wren</text:p>
          </table:table-cell>
          <table:table-cell table:style-name="Default" office:value-type="float" office:value="74.7549019607843" calcext:value-type="float">
            <text:p>74.7549019607843</text:p>
          </table:table-cell>
          <table:table-cell table:style-name="Default" office:value-type="string" calcext:value-type="string">
            <text:p>t0017_s00025_i01525_switch.wren</text:p>
          </table:table-cell>
          <table:table-cell table:style-name="Default" office:value-type="float" office:value="49.7536945812807" calcext:value-type="float">
            <text:p>49.7536945812807</text:p>
          </table:table-cell>
          <table:table-cell table:style-name="Default" office:value-type="string" calcext:value-type="string">
            <text:p>t0017_s00025_i01525_switch_hoisted_test.wren</text:p>
          </table:table-cell>
          <table:table-cell table:style-name="Default" office:value-type="float" office:value="51.207729468599" calcext:value-type="float">
            <text:p>51.207729468599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18</text:p>
          </table:table-cell>
          <table:table-cell office:value-type="string" calcext:value-type="string">
            <text:p>t0018_s00037_i01525_fn.wren</text:p>
          </table:table-cell>
          <table:table-cell office:value-type="float" office:value="43.1761786600496" calcext:value-type="float">
            <text:p>43.1761786600496</text:p>
          </table:table-cell>
          <table:table-cell table:style-name="Default" office:value-type="string" calcext:value-type="string">
            <text:p>t0018_s00037_i01525_fn_hoisted_test.wren</text:p>
          </table:table-cell>
          <table:table-cell table:style-name="Default" office:value-type="float" office:value="37.6190476190476" calcext:value-type="float">
            <text:p>37.6190476190476</text:p>
          </table:table-cell>
          <table:table-cell table:style-name="Default" office:value-type="string" calcext:value-type="string">
            <text:p>t0018_s00037_i01525_ifthen.wren</text:p>
          </table:table-cell>
          <table:table-cell table:style-name="Default" office:value-type="float" office:value="62.6865671641791" calcext:value-type="float">
            <text:p>62.6865671641791</text:p>
          </table:table-cell>
          <table:table-cell table:style-name="Default" office:value-type="string" calcext:value-type="string">
            <text:p>t0018_s00037_i01525_switch.wren</text:p>
          </table:table-cell>
          <table:table-cell table:style-name="Default" office:value-type="float" office:value="34.1685649202733" calcext:value-type="float">
            <text:p>34.1685649202733</text:p>
          </table:table-cell>
          <table:table-cell table:style-name="Default" office:value-type="string" calcext:value-type="string">
            <text:p>t0018_s00037_i01525_switch_hoisted_test.wren</text:p>
          </table:table-cell>
          <table:table-cell table:style-name="Default" office:value-type="float" office:value="37.7171215880893" calcext:value-type="float">
            <text:p>37.717121588089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19</text:p>
          </table:table-cell>
          <table:table-cell office:value-type="string" calcext:value-type="string">
            <text:p>t0019_s00050_i01525_fn.wren</text:p>
          </table:table-cell>
          <table:table-cell office:value-type="float" office:value="30.9405940594059" calcext:value-type="float">
            <text:p>30.9405940594059</text:p>
          </table:table-cell>
          <table:table-cell table:style-name="Default" office:value-type="string" calcext:value-type="string">
            <text:p>t0019_s00050_i01525_fn_hoisted_test.wren</text:p>
          </table:table-cell>
          <table:table-cell table:style-name="Default" office:value-type="float" office:value="29.0243902439024" calcext:value-type="float">
            <text:p>29.0243902439024</text:p>
          </table:table-cell>
          <table:table-cell table:style-name="Default" office:value-type="string" calcext:value-type="string">
            <text:p>t0019_s00050_i01525_ifthen.wren</text:p>
          </table:table-cell>
          <table:table-cell table:style-name="Default" office:value-type="float" office:value="45.6359102244389" calcext:value-type="float">
            <text:p>45.6359102244389</text:p>
          </table:table-cell>
          <table:table-cell table:style-name="Default" office:value-type="string" calcext:value-type="string">
            <text:p>t0019_s00050_i01525_switch.wren</text:p>
          </table:table-cell>
          <table:table-cell table:style-name="Default" office:value-type="float" office:value="27.6029055690072" calcext:value-type="float">
            <text:p>27.6029055690072</text:p>
          </table:table-cell>
          <table:table-cell table:style-name="Default" office:value-type="string" calcext:value-type="string">
            <text:p>t0019_s00050_i01525_switch_hoisted_test.wren</text:p>
          </table:table-cell>
          <table:table-cell table:style-name="Default" office:value-type="float" office:value="27.7641277641278" calcext:value-type="float">
            <text:p>27.7641277641278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20</text:p>
          </table:table-cell>
          <table:table-cell office:value-type="string" calcext:value-type="string">
            <text:p>t0020_s00001_i02000_fn.wren</text:p>
          </table:table-cell>
          <table:table-cell office:value-type="float" office:value="253.664302600473" calcext:value-type="float">
            <text:p>253.664302600473</text:p>
          </table:table-cell>
          <table:table-cell table:style-name="Default" office:value-type="string" calcext:value-type="string">
            <text:p>t0020_s00001_i02000_fn_hoisted_test.wren</text:p>
          </table:table-cell>
          <table:table-cell table:style-name="Default" office:value-type="float" office:value="250.124069478908" calcext:value-type="float">
            <text:p>250.124069478908</text:p>
          </table:table-cell>
          <table:table-cell table:style-name="Default" office:value-type="string" calcext:value-type="string">
            <text:p>t0020_s00001_i02000_ifthen.wren</text:p>
          </table:table-cell>
          <table:table-cell table:style-name="Default" office:value-type="float" office:value="273.383084577114" calcext:value-type="float">
            <text:p>273.383084577114</text:p>
          </table:table-cell>
          <table:table-cell table:style-name="Default" office:value-type="string" calcext:value-type="string">
            <text:p>t0020_s00001_i02000_switch.wren</text:p>
          </table:table-cell>
          <table:table-cell table:style-name="Default" office:value-type="float" office:value="245.563549160671" calcext:value-type="float">
            <text:p>245.563549160671</text:p>
          </table:table-cell>
          <table:table-cell table:style-name="Default" office:value-type="string" calcext:value-type="string">
            <text:p>t0020_s00001_i02000_switch_hoisted_test.wren</text:p>
          </table:table-cell>
          <table:table-cell table:style-name="Default" office:value-type="float" office:value="247.002398081535" calcext:value-type="float">
            <text:p>247.002398081535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21</text:p>
          </table:table-cell>
          <table:table-cell office:value-type="string" calcext:value-type="string">
            <text:p>t0021_s00013_i02000_fn.wren</text:p>
          </table:table-cell>
          <table:table-cell office:value-type="float" office:value="73.621103117506" calcext:value-type="float">
            <text:p>73.621103117506</text:p>
          </table:table-cell>
          <table:table-cell table:style-name="Default" office:value-type="string" calcext:value-type="string">
            <text:p>t0021_s00013_i02000_fn_hoisted_test.wren</text:p>
          </table:table-cell>
          <table:table-cell table:style-name="Default" office:value-type="float" office:value="69.3827160493827" calcext:value-type="float">
            <text:p>69.3827160493827</text:p>
          </table:table-cell>
          <table:table-cell table:style-name="Default" office:value-type="string" calcext:value-type="string">
            <text:p>t0021_s00013_i02000_ifthen.wren</text:p>
          </table:table-cell>
          <table:table-cell table:style-name="Default" office:value-type="float" office:value="99.5037220843672" calcext:value-type="float">
            <text:p>99.5037220843672</text:p>
          </table:table-cell>
          <table:table-cell table:style-name="Default" office:value-type="string" calcext:value-type="string">
            <text:p>t0021_s00013_i02000_switch.wren</text:p>
          </table:table-cell>
          <table:table-cell table:style-name="Default" office:value-type="float" office:value="68.1372549019608" calcext:value-type="float">
            <text:p>68.1372549019608</text:p>
          </table:table-cell>
          <table:table-cell table:style-name="Default" office:value-type="string" calcext:value-type="string">
            <text:p>t0021_s00013_i02000_switch_hoisted_test.wren</text:p>
          </table:table-cell>
          <table:table-cell table:style-name="Default" office:value-type="float" office:value="68.0952380952381" calcext:value-type="float">
            <text:p>68.0952380952381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22</text:p>
          </table:table-cell>
          <table:table-cell office:value-type="string" calcext:value-type="string">
            <text:p>t0022_s00025_i02000_fn.wren</text:p>
          </table:table-cell>
          <table:table-cell office:value-type="float" office:value="45.1923076923077" calcext:value-type="float">
            <text:p>45.1923076923077</text:p>
          </table:table-cell>
          <table:table-cell table:style-name="Default" office:value-type="string" calcext:value-type="string">
            <text:p>t0022_s00025_i02000_fn_hoisted_test.wren</text:p>
          </table:table-cell>
          <table:table-cell table:style-name="Default" office:value-type="float" office:value="44.0298507462687" calcext:value-type="float">
            <text:p>44.0298507462687</text:p>
          </table:table-cell>
          <table:table-cell table:style-name="Default" office:value-type="string" calcext:value-type="string">
            <text:p>t0022_s00025_i02000_ifthen.wren</text:p>
          </table:table-cell>
          <table:table-cell table:style-name="Default" office:value-type="float" office:value="57.7669902912621" calcext:value-type="float">
            <text:p>57.7669902912621</text:p>
          </table:table-cell>
          <table:table-cell table:style-name="Default" office:value-type="string" calcext:value-type="string">
            <text:p>t0022_s00025_i02000_switch.wren</text:p>
          </table:table-cell>
          <table:table-cell table:style-name="Default" office:value-type="float" office:value="39.8034398034398" calcext:value-type="float">
            <text:p>39.8034398034398</text:p>
          </table:table-cell>
          <table:table-cell table:style-name="Default" office:value-type="string" calcext:value-type="string">
            <text:p>t0022_s00025_i02000_switch_hoisted_test.wren</text:p>
          </table:table-cell>
          <table:table-cell table:style-name="Default" office:value-type="float" office:value="39.9509803921569" calcext:value-type="float">
            <text:p>39.9509803921569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23</text:p>
          </table:table-cell>
          <table:table-cell office:value-type="string" calcext:value-type="string">
            <text:p>t0023_s00037_i02000_fn.wren</text:p>
          </table:table-cell>
          <table:table-cell office:value-type="float" office:value="31.0173697270471" calcext:value-type="float">
            <text:p>31.0173697270471</text:p>
          </table:table-cell>
          <table:table-cell table:style-name="Default" office:value-type="string" calcext:value-type="string">
            <text:p>t0023_s00037_i02000_fn_hoisted_test.wren</text:p>
          </table:table-cell>
          <table:table-cell table:style-name="Default" office:value-type="float" office:value="30.5825242718447" calcext:value-type="float">
            <text:p>30.5825242718447</text:p>
          </table:table-cell>
          <table:table-cell table:style-name="Default" office:value-type="string" calcext:value-type="string">
            <text:p>t0023_s00037_i02000_ifthen.wren</text:p>
          </table:table-cell>
          <table:table-cell table:style-name="Default" office:value-type="float" office:value="46.4019851116625" calcext:value-type="float">
            <text:p>46.4019851116625</text:p>
          </table:table-cell>
          <table:table-cell table:style-name="Default" office:value-type="string" calcext:value-type="string">
            <text:p>t0023_s00037_i02000_switch.wren</text:p>
          </table:table-cell>
          <table:table-cell table:style-name="Default" office:value-type="float" office:value="27.4509803921569" calcext:value-type="float">
            <text:p>27.4509803921569</text:p>
          </table:table-cell>
          <table:table-cell table:style-name="Default" office:value-type="string" calcext:value-type="string">
            <text:p>t0023_s00037_i02000_switch_hoisted_test.wren</text:p>
          </table:table-cell>
          <table:table-cell table:style-name="Default" office:value-type="float" office:value="27.7777777777778" calcext:value-type="float">
            <text:p>27.7777777777778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test/speedtrials/switch/t0024</text:p>
          </table:table-cell>
          <table:table-cell office:value-type="string" calcext:value-type="string">
            <text:p>t0024_s00050_i02000_fn.wren</text:p>
          </table:table-cell>
          <table:table-cell office:value-type="float" office:value="24.0963855421687" calcext:value-type="float">
            <text:p>24.0963855421687</text:p>
          </table:table-cell>
          <table:table-cell table:style-name="Default" office:value-type="string" calcext:value-type="string">
            <text:p>t0024_s00050_i02000_fn_hoisted_test.wren</text:p>
          </table:table-cell>
          <table:table-cell table:style-name="Default" office:value-type="float" office:value="23.5576923076923" calcext:value-type="float">
            <text:p>23.5576923076923</text:p>
          </table:table-cell>
          <table:table-cell table:style-name="Default" office:value-type="string" calcext:value-type="string">
            <text:p>t0024_s00050_i02000_ifthen.wren</text:p>
          </table:table-cell>
          <table:table-cell table:style-name="Default" office:value-type="float" office:value="34.4743276283618" calcext:value-type="float">
            <text:p>34.4743276283618</text:p>
          </table:table-cell>
          <table:table-cell table:style-name="Default" office:value-type="string" calcext:value-type="string">
            <text:p>t0024_s00050_i02000_switch.wren</text:p>
          </table:table-cell>
          <table:table-cell table:style-name="Default" office:value-type="float" office:value="21.4975845410628" calcext:value-type="float">
            <text:p>21.4975845410628</text:p>
          </table:table-cell>
          <table:table-cell table:style-name="Default" office:value-type="string" calcext:value-type="string">
            <text:p>t0024_s00050_i02000_switch_hoisted_test.wren</text:p>
          </table:table-cell>
          <table:table-cell table:style-name="Default" office:value-type="float" office:value="21.654501216545" calcext:value-type="float">
            <text:p>21.654501216545</text:p>
          </table:table-cell>
          <table:table-cell table:style-name="Default" table:number-columns-repeated="1013"/>
        </table:table-row>
        <table:table-row table:style-name="ro1">
          <table:table-cell table:number-columns-repeated="3"/>
          <table:table-cell table:style-name="Default" table:number-columns-repeated="102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ates in col. =&gt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ases</text:p>
          </table:table-cell>
          <table:table-cell table:style-name="ce2" office:value-type="string" calcext:value-type="string">
            <text:p>Iters</text:p>
          </table:table-cell>
          <table:table-cell table:formula="of:=INDIRECT(ADDRESS(1;[.D27]-1))" office:value-type="string" office:string-value="t0000_s00001_i00100_fn.wren" calcext:value-type="string">
            <text:p>t0000_s00001_i00100_fn.wren</text:p>
          </table:table-cell>
          <table:table-cell table:formula="of:=INDIRECT(ADDRESS(1;[.E27]-1))" office:value-type="string" office:string-value="t0000_s00001_i00100_fn_hoisted_test.wren" calcext:value-type="string">
            <text:p>t0000_s00001_i00100_fn_hoisted_test.wren</text:p>
          </table:table-cell>
          <table:table-cell table:formula="of:=INDIRECT(ADDRESS(1;[.F27]-1))" office:value-type="string" office:string-value="t0000_s00001_i00100_ifthen.wren" calcext:value-type="string">
            <text:p>t0000_s00001_i00100_ifthen.wren</text:p>
          </table:table-cell>
          <table:table-cell table:formula="of:=INDIRECT(ADDRESS(1;[.G27]-1))" office:value-type="string" office:string-value="t0000_s00001_i00100_switch.wren" calcext:value-type="string">
            <text:p>t0000_s00001_i00100_switch.wren</text:p>
          </table:table-cell>
          <table:table-cell table:formula="of:=INDIRECT(ADDRESS(1;[.H27]-1))" office:value-type="string" office:string-value="t0000_s00001_i00100_switch_hoisted_test.wren" calcext:value-type="string">
            <text:p>t0000_s00001_i00100_switch_hoisted_test.wren</text:p>
          </table:table-cell>
          <table:table-cell table:formula="of:=[.B28]" office:value-type="string" office:string-value="Cases" calcext:value-type="string">
            <text:p>Cases</text:p>
          </table:table-cell>
          <table:table-cell table:formula="of:=[.C28]" office:value-type="string" office:string-value="Iters" calcext:value-type="string">
            <text:p>Iters</text:p>
          </table:table-cell>
          <table:table-cell office:value-type="string" calcext:value-type="string">
            <text:p>ifthen/switch</text:p>
          </table:table-cell>
          <table:table-cell table:number-columns-repeated="101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NUMBERVALUE(ORG.LIBREOFFICE.REGEX([.$B1];&quot;^[^s]+s(\d+).*$&quot;;&quot;$1&quot;))" office:value-type="float" office:value="1" calcext:value-type="float">
            <text:p>1</text:p>
          </table:table-cell>
          <table:table-cell table:style-name="ce3" table:formula="of:=NUMBERVALUE(ORG.LIBREOFFICE.REGEX([.$B1];&quot;^[^i]+i(\d+).*$&quot;;&quot;$1&quot;))" office:value-type="float" office:value="100" calcext:value-type="float">
            <text:p>100</text:p>
          </table:table-cell>
          <table:table-cell table:formula="of:=INDIRECT(ADDRESS(ROW()-28;[.D$27]))" office:value-type="float" office:value="331.400966183575" calcext:value-type="float">
            <text:p>331.400966183575</text:p>
          </table:table-cell>
          <table:table-cell table:formula="of:=INDIRECT(ADDRESS(ROW()-28;[.E$27]))" office:value-type="float" office:value="327.403846153846" calcext:value-type="float">
            <text:p>327.403846153846</text:p>
          </table:table-cell>
          <table:table-cell table:formula="of:=INDIRECT(ADDRESS(ROW()-28;[.F$27]))" office:value-type="float" office:value="328.095238095238" calcext:value-type="float">
            <text:p>328.095238095238</text:p>
          </table:table-cell>
          <table:table-cell table:formula="of:=INDIRECT(ADDRESS(ROW()-28;[.G$27]))" office:value-type="float" office:value="335.766423357664" calcext:value-type="float">
            <text:p>335.766423357664</text:p>
          </table:table-cell>
          <table:table-cell table:formula="of:=INDIRECT(ADDRESS(ROW()-28;[.H$27]))" office:value-type="float" office:value="320.347394540943" calcext:value-type="float">
            <text:p>320.347394540943</text:p>
          </table:table-cell>
          <table:table-cell table:formula="of:=[.B29]" office:value-type="float" office:value="1" calcext:value-type="float">
            <text:p>1</text:p>
          </table:table-cell>
          <table:table-cell table:formula="of:=[.C29]" office:value-type="float" office:value="100" calcext:value-type="float">
            <text:p>100</text:p>
          </table:table-cell>
          <table:table-cell table:formula="of:=[.F29]/[.G29]" office:value-type="float" office:value="0.977153209109731" calcext:value-type="float">
            <text:p>0.977153209109731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NUMBERVALUE(ORG.LIBREOFFICE.REGEX([.$B2];&quot;^[^s]+s(\d+).*$&quot;;&quot;$1&quot;))" office:value-type="float" office:value="13" calcext:value-type="float">
            <text:p>13</text:p>
          </table:table-cell>
          <table:table-cell table:style-name="ce1" table:formula="of:=NUMBERVALUE(ORG.LIBREOFFICE.REGEX([.$B2];&quot;^[^i]+i(\d+).*$&quot;;&quot;$1&quot;))" office:value-type="float" office:value="100" calcext:value-type="float">
            <text:p>100</text:p>
          </table:table-cell>
          <table:table-cell table:formula="of:=INDIRECT(ADDRESS(ROW()-28;[.D$27]))" office:value-type="float" office:value="254.320987654321" calcext:value-type="float">
            <text:p>254.320987654321</text:p>
          </table:table-cell>
          <table:table-cell table:formula="of:=INDIRECT(ADDRESS(ROW()-28;[.E$27]))" office:value-type="float" office:value="319.951338199513" calcext:value-type="float">
            <text:p>319.951338199513</text:p>
          </table:table-cell>
          <table:table-cell table:formula="of:=INDIRECT(ADDRESS(ROW()-28;[.F$27]))" office:value-type="float" office:value="309.925558312655" calcext:value-type="float">
            <text:p>309.925558312655</text:p>
          </table:table-cell>
          <table:table-cell table:formula="of:=INDIRECT(ADDRESS(ROW()-28;[.G$27]))" office:value-type="float" office:value="284.766584766585" calcext:value-type="float">
            <text:p>284.766584766585</text:p>
          </table:table-cell>
          <table:table-cell table:formula="of:=INDIRECT(ADDRESS(ROW()-28;[.H$27]))" office:value-type="float" office:value="315.75" calcext:value-type="float">
            <text:p>315.75</text:p>
          </table:table-cell>
          <table:table-cell table:formula="of:=[.B30]" office:value-type="float" office:value="13" calcext:value-type="float">
            <text:p>13</text:p>
          </table:table-cell>
          <table:table-cell table:formula="of:=[.C30]" office:value-type="float" office:value="100" calcext:value-type="float">
            <text:p>100</text:p>
          </table:table-cell>
          <table:table-cell table:formula="of:=[.F30]/[.G30]" office:value-type="float" office:value="1.08834945844047" calcext:value-type="float">
            <text:p>1.08834945844047</text:p>
          </table:table-cell>
          <table:table-cell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NUMBERVALUE(ORG.LIBREOFFICE.REGEX([.$B3];&quot;^[^s]+s(\d+).*$&quot;;&quot;$1&quot;))" office:value-type="float" office:value="25" calcext:value-type="float">
            <text:p>25</text:p>
          </table:table-cell>
          <table:table-cell table:style-name="ce1" table:formula="of:=NUMBERVALUE(ORG.LIBREOFFICE.REGEX([.$B3];&quot;^[^i]+i(\d+).*$&quot;;&quot;$1&quot;))" office:value-type="float" office:value="100" calcext:value-type="float">
            <text:p>100</text:p>
          </table:table-cell>
          <table:table-cell table:formula="of:=INDIRECT(ADDRESS(ROW()-28;[.D$27]))" office:value-type="float" office:value="298.076923076923" calcext:value-type="float">
            <text:p>298.076923076923</text:p>
          </table:table-cell>
          <table:table-cell table:formula="of:=INDIRECT(ADDRESS(ROW()-28;[.E$27]))" office:value-type="float" office:value="283.211678832117" calcext:value-type="float">
            <text:p>283.211678832117</text:p>
          </table:table-cell>
          <table:table-cell table:formula="of:=INDIRECT(ADDRESS(ROW()-28;[.F$27]))" office:value-type="float" office:value="328.605200945626" calcext:value-type="float">
            <text:p>328.605200945626</text:p>
          </table:table-cell>
          <table:table-cell table:formula="of:=INDIRECT(ADDRESS(ROW()-28;[.G$27]))" office:value-type="float" office:value="283.75" calcext:value-type="float">
            <text:p>283.75</text:p>
          </table:table-cell>
          <table:table-cell table:formula="of:=INDIRECT(ADDRESS(ROW()-28;[.H$27]))" office:value-type="float" office:value="272.115384615384" calcext:value-type="float">
            <text:p>272.115384615384</text:p>
          </table:table-cell>
          <table:table-cell table:formula="of:=[.B31]" office:value-type="float" office:value="25" calcext:value-type="float">
            <text:p>25</text:p>
          </table:table-cell>
          <table:table-cell table:formula="of:=[.C31]" office:value-type="float" office:value="100" calcext:value-type="float">
            <text:p>100</text:p>
          </table:table-cell>
          <table:table-cell table:formula="of:=[.F31]/[.G31]" office:value-type="float" office:value="1.1580800033326" calcext:value-type="float">
            <text:p>1.1580800033326</text:p>
          </table:table-cell>
          <table:table-cell table:number-columns-repeated="10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NUMBERVALUE(ORG.LIBREOFFICE.REGEX([.$B4];&quot;^[^s]+s(\d+).*$&quot;;&quot;$1&quot;))" office:value-type="float" office:value="37" calcext:value-type="float">
            <text:p>37</text:p>
          </table:table-cell>
          <table:table-cell table:style-name="ce1" table:formula="of:=NUMBERVALUE(ORG.LIBREOFFICE.REGEX([.$B4];&quot;^[^i]+i(\d+).*$&quot;;&quot;$1&quot;))" office:value-type="float" office:value="100" calcext:value-type="float">
            <text:p>100</text:p>
          </table:table-cell>
          <table:table-cell table:formula="of:=INDIRECT(ADDRESS(ROW()-28;[.D$27]))" office:value-type="float" office:value="206.188118811881" calcext:value-type="float">
            <text:p>206.188118811881</text:p>
          </table:table-cell>
          <table:table-cell table:formula="of:=INDIRECT(ADDRESS(ROW()-28;[.E$27]))" office:value-type="float" office:value="196.5" calcext:value-type="float">
            <text:p>196.5</text:p>
          </table:table-cell>
          <table:table-cell table:formula="of:=INDIRECT(ADDRESS(ROW()-28;[.F$27]))" office:value-type="float" office:value="240.93137254902" calcext:value-type="float">
            <text:p>240.93137254902</text:p>
          </table:table-cell>
          <table:table-cell table:formula="of:=INDIRECT(ADDRESS(ROW()-28;[.G$27]))" office:value-type="float" office:value="199.513381995134" calcext:value-type="float">
            <text:p>199.513381995134</text:p>
          </table:table-cell>
          <table:table-cell table:formula="of:=INDIRECT(ADDRESS(ROW()-28;[.H$27]))" office:value-type="float" office:value="202.380952380952" calcext:value-type="float">
            <text:p>202.380952380952</text:p>
          </table:table-cell>
          <table:table-cell table:formula="of:=[.B32]" office:value-type="float" office:value="37" calcext:value-type="float">
            <text:p>37</text:p>
          </table:table-cell>
          <table:table-cell table:formula="of:=[.C32]" office:value-type="float" office:value="100" calcext:value-type="float">
            <text:p>100</text:p>
          </table:table-cell>
          <table:table-cell table:formula="of:=[.F32]/[.G32]" office:value-type="float" office:value="1.20759505021521" calcext:value-type="float">
            <text:p>1.20759505021521</text:p>
          </table:table-cell>
          <table:table-cell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NUMBERVALUE(ORG.LIBREOFFICE.REGEX([.$B5];&quot;^[^s]+s(\d+).*$&quot;;&quot;$1&quot;))" office:value-type="float" office:value="50" calcext:value-type="float">
            <text:p>50</text:p>
          </table:table-cell>
          <table:table-cell table:style-name="ce1" table:formula="of:=NUMBERVALUE(ORG.LIBREOFFICE.REGEX([.$B5];&quot;^[^i]+i(\d+).*$&quot;;&quot;$1&quot;))" office:value-type="float" office:value="100" calcext:value-type="float">
            <text:p>100</text:p>
          </table:table-cell>
          <table:table-cell table:formula="of:=INDIRECT(ADDRESS(ROW()-28;[.D$27]))" office:value-type="float" office:value="178.883495145631" calcext:value-type="float">
            <text:p>178.883495145631</text:p>
          </table:table-cell>
          <table:table-cell table:formula="of:=INDIRECT(ADDRESS(ROW()-28;[.E$27]))" office:value-type="float" office:value="173.522458628842" calcext:value-type="float">
            <text:p>173.522458628842</text:p>
          </table:table-cell>
          <table:table-cell table:formula="of:=INDIRECT(ADDRESS(ROW()-28;[.F$27]))" office:value-type="float" office:value="215.66265060241" calcext:value-type="float">
            <text:p>215.66265060241</text:p>
          </table:table-cell>
          <table:table-cell table:formula="of:=INDIRECT(ADDRESS(ROW()-28;[.G$27]))" office:value-type="float" office:value="178.054862842893" calcext:value-type="float">
            <text:p>178.054862842893</text:p>
          </table:table-cell>
          <table:table-cell table:formula="of:=INDIRECT(ADDRESS(ROW()-28;[.H$27]))" office:value-type="float" office:value="175.870069605568" calcext:value-type="float">
            <text:p>175.870069605568</text:p>
          </table:table-cell>
          <table:table-cell table:formula="of:=[.B33]" office:value-type="float" office:value="50" calcext:value-type="float">
            <text:p>50</text:p>
          </table:table-cell>
          <table:table-cell table:formula="of:=[.C33]" office:value-type="float" office:value="100" calcext:value-type="float">
            <text:p>100</text:p>
          </table:table-cell>
          <table:table-cell table:formula="of:=[.F33]/[.G33]" office:value-type="float" office:value="1.21121460632446" calcext:value-type="float">
            <text:p>1.21121460632446</text:p>
          </table:table-cell>
          <table:table-cell table:number-columns-repeated="101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NUMBERVALUE(ORG.LIBREOFFICE.REGEX([.$B6];&quot;^[^s]+s(\d+).*$&quot;;&quot;$1&quot;))" office:value-type="float" office:value="1" calcext:value-type="float">
            <text:p>1</text:p>
          </table:table-cell>
          <table:table-cell table:style-name="ce1" table:formula="of:=NUMBERVALUE(ORG.LIBREOFFICE.REGEX([.$B6];&quot;^[^i]+i(\d+).*$&quot;;&quot;$1&quot;))" office:value-type="float" office:value="575" calcext:value-type="float">
            <text:p>575</text:p>
          </table:table-cell>
          <table:table-cell table:formula="of:=INDIRECT(ADDRESS(ROW()-28;[.D$27]))" office:value-type="float" office:value="308.208955223881" calcext:value-type="float">
            <text:p>308.208955223881</text:p>
          </table:table-cell>
          <table:table-cell table:formula="of:=INDIRECT(ADDRESS(ROW()-28;[.E$27]))" office:value-type="float" office:value="303.155339805825" calcext:value-type="float">
            <text:p>303.155339805825</text:p>
          </table:table-cell>
          <table:table-cell table:formula="of:=INDIRECT(ADDRESS(ROW()-28;[.F$27]))" office:value-type="float" office:value="313.399503722084" calcext:value-type="float">
            <text:p>313.399503722084</text:p>
          </table:table-cell>
          <table:table-cell table:formula="of:=INDIRECT(ADDRESS(ROW()-28;[.G$27]))" office:value-type="float" office:value="303.178484107579" calcext:value-type="float">
            <text:p>303.178484107579</text:p>
          </table:table-cell>
          <table:table-cell table:formula="of:=INDIRECT(ADDRESS(ROW()-28;[.H$27]))" office:value-type="float" office:value="302.244389027431" calcext:value-type="float">
            <text:p>302.244389027431</text:p>
          </table:table-cell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575" calcext:value-type="float">
            <text:p>575</text:p>
          </table:table-cell>
          <table:table-cell table:formula="of:=[.F34]/[.G34]" office:value-type="float" office:value="1.03371287921236" calcext:value-type="float">
            <text:p>1.03371287921236</text:p>
          </table:table-cell>
          <table:table-cell table:number-columns-repeated="101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NUMBERVALUE(ORG.LIBREOFFICE.REGEX([.$B7];&quot;^[^s]+s(\d+).*$&quot;;&quot;$1&quot;))" office:value-type="float" office:value="13" calcext:value-type="float">
            <text:p>13</text:p>
          </table:table-cell>
          <table:table-cell table:style-name="ce1" table:formula="of:=NUMBERVALUE(ORG.LIBREOFFICE.REGEX([.$B7];&quot;^[^i]+i(\d+).*$&quot;;&quot;$1&quot;))" office:value-type="float" office:value="575" calcext:value-type="float">
            <text:p>575</text:p>
          </table:table-cell>
          <table:table-cell table:formula="of:=INDIRECT(ADDRESS(ROW()-28;[.D$27]))" office:value-type="float" office:value="156.479217603912" calcext:value-type="float">
            <text:p>156.479217603912</text:p>
          </table:table-cell>
          <table:table-cell table:formula="of:=INDIRECT(ADDRESS(ROW()-28;[.E$27]))" office:value-type="float" office:value="156.25" calcext:value-type="float">
            <text:p>156.25</text:p>
          </table:table-cell>
          <table:table-cell table:formula="of:=INDIRECT(ADDRESS(ROW()-28;[.F$27]))" office:value-type="float" office:value="189.903846153846" calcext:value-type="float">
            <text:p>189.903846153846</text:p>
          </table:table-cell>
          <table:table-cell table:formula="of:=INDIRECT(ADDRESS(ROW()-28;[.G$27]))" office:value-type="float" office:value="142.647058823529" calcext:value-type="float">
            <text:p>142.647058823529</text:p>
          </table:table-cell>
          <table:table-cell table:formula="of:=INDIRECT(ADDRESS(ROW()-28;[.H$27]))" office:value-type="float" office:value="147.381546134663" calcext:value-type="float">
            <text:p>147.381546134663</text:p>
          </table:table-cell>
          <table:table-cell table:formula="of:=[.B35]" office:value-type="float" office:value="13" calcext:value-type="float">
            <text:p>13</text:p>
          </table:table-cell>
          <table:table-cell table:formula="of:=[.C35]" office:value-type="float" office:value="575" calcext:value-type="float">
            <text:p>575</text:p>
          </table:table-cell>
          <table:table-cell table:formula="of:=[.F35]/[.G35]" office:value-type="float" office:value="1.33128469468676" calcext:value-type="float">
            <text:p>1.33128469468676</text:p>
          </table:table-cell>
          <table:table-cell table:number-columns-repeated="101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NUMBERVALUE(ORG.LIBREOFFICE.REGEX([.$B8];&quot;^[^s]+s(\d+).*$&quot;;&quot;$1&quot;))" office:value-type="float" office:value="25" calcext:value-type="float">
            <text:p>25</text:p>
          </table:table-cell>
          <table:table-cell table:style-name="ce1" table:formula="of:=NUMBERVALUE(ORG.LIBREOFFICE.REGEX([.$B8];&quot;^[^i]+i(\d+).*$&quot;;&quot;$1&quot;))" office:value-type="float" office:value="575" calcext:value-type="float">
            <text:p>575</text:p>
          </table:table-cell>
          <table:table-cell table:formula="of:=INDIRECT(ADDRESS(ROW()-28;[.D$27]))" office:value-type="float" office:value="112.530712530713" calcext:value-type="float">
            <text:p>112.530712530713</text:p>
          </table:table-cell>
          <table:table-cell table:formula="of:=INDIRECT(ADDRESS(ROW()-28;[.E$27]))" office:value-type="float" office:value="107.26392251816" calcext:value-type="float">
            <text:p>107.26392251816</text:p>
          </table:table-cell>
          <table:table-cell table:formula="of:=INDIRECT(ADDRESS(ROW()-28;[.F$27]))" office:value-type="float" office:value="139.344262295082" calcext:value-type="float">
            <text:p>139.344262295082</text:p>
          </table:table-cell>
          <table:table-cell table:formula="of:=INDIRECT(ADDRESS(ROW()-28;[.G$27]))" office:value-type="float" office:value="105.651105651106" calcext:value-type="float">
            <text:p>105.651105651106</text:p>
          </table:table-cell>
          <table:table-cell table:formula="of:=INDIRECT(ADDRESS(ROW()-28;[.H$27]))" office:value-type="float" office:value="104.889975550122" calcext:value-type="float">
            <text:p>104.889975550122</text:p>
          </table:table-cell>
          <table:table-cell table:formula="of:=[.B36]" office:value-type="float" office:value="25" calcext:value-type="float">
            <text:p>25</text:p>
          </table:table-cell>
          <table:table-cell table:formula="of:=[.C36]" office:value-type="float" office:value="575" calcext:value-type="float">
            <text:p>575</text:p>
          </table:table-cell>
          <table:table-cell table:formula="of:=[.F36]/[.G36]" office:value-type="float" office:value="1.31890964544414" calcext:value-type="float">
            <text:p>1.31890964544414</text:p>
          </table:table-cell>
          <table:table-cell table:number-columns-repeated="101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NUMBERVALUE(ORG.LIBREOFFICE.REGEX([.$B9];&quot;^[^s]+s(\d+).*$&quot;;&quot;$1&quot;))" office:value-type="float" office:value="37" calcext:value-type="float">
            <text:p>37</text:p>
          </table:table-cell>
          <table:table-cell table:style-name="ce1" table:formula="of:=NUMBERVALUE(ORG.LIBREOFFICE.REGEX([.$B9];&quot;^[^i]+i(\d+).*$&quot;;&quot;$1&quot;))" office:value-type="float" office:value="575" calcext:value-type="float">
            <text:p>575</text:p>
          </table:table-cell>
          <table:table-cell table:formula="of:=INDIRECT(ADDRESS(ROW()-28;[.D$27]))" office:value-type="float" office:value="89.047619047619" calcext:value-type="float">
            <text:p>89.047619047619</text:p>
          </table:table-cell>
          <table:table-cell table:formula="of:=INDIRECT(ADDRESS(ROW()-28;[.E$27]))" office:value-type="float" office:value="74.3276283618582" calcext:value-type="float">
            <text:p>74.3276283618582</text:p>
          </table:table-cell>
          <table:table-cell table:formula="of:=INDIRECT(ADDRESS(ROW()-28;[.F$27]))" office:value-type="float" office:value="111.980440097799" calcext:value-type="float">
            <text:p>111.980440097799</text:p>
          </table:table-cell>
          <table:table-cell table:formula="of:=INDIRECT(ADDRESS(ROW()-28;[.G$27]))" office:value-type="float" office:value="73.6077481840193" calcext:value-type="float">
            <text:p>73.6077481840193</text:p>
          </table:table-cell>
          <table:table-cell table:formula="of:=INDIRECT(ADDRESS(ROW()-28;[.H$27]))" office:value-type="float" office:value="77.0731707317073" calcext:value-type="float">
            <text:p>77.0731707317073</text:p>
          </table:table-cell>
          <table:table-cell table:formula="of:=[.B37]" office:value-type="float" office:value="37" calcext:value-type="float">
            <text:p>37</text:p>
          </table:table-cell>
          <table:table-cell table:formula="of:=[.C37]" office:value-type="float" office:value="575" calcext:value-type="float">
            <text:p>575</text:p>
          </table:table-cell>
          <table:table-cell table:formula="of:=[.F37]/[.G37]" office:value-type="float" office:value="1.52131321580234" calcext:value-type="float">
            <text:p>1.52131321580234</text:p>
          </table:table-cell>
          <table:table-cell table:number-columns-repeated="101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NUMBERVALUE(ORG.LIBREOFFICE.REGEX([.$B10];&quot;^[^s]+s(\d+).*$&quot;;&quot;$1&quot;))" office:value-type="float" office:value="50" calcext:value-type="float">
            <text:p>50</text:p>
          </table:table-cell>
          <table:table-cell table:style-name="ce1" table:formula="of:=NUMBERVALUE(ORG.LIBREOFFICE.REGEX([.$B10];&quot;^[^i]+i(\d+).*$&quot;;&quot;$1&quot;))" office:value-type="float" office:value="575" calcext:value-type="float">
            <text:p>575</text:p>
          </table:table-cell>
          <table:table-cell table:formula="of:=INDIRECT(ADDRESS(ROW()-28;[.D$27]))" office:value-type="float" office:value="69.4789081885856" calcext:value-type="float">
            <text:p>69.4789081885856</text:p>
          </table:table-cell>
          <table:table-cell table:formula="of:=INDIRECT(ADDRESS(ROW()-28;[.E$27]))" office:value-type="float" office:value="67.8048780487805" calcext:value-type="float">
            <text:p>67.8048780487805</text:p>
          </table:table-cell>
          <table:table-cell table:formula="of:=INDIRECT(ADDRESS(ROW()-28;[.F$27]))" office:value-type="float" office:value="88.780487804878" calcext:value-type="float">
            <text:p>88.780487804878</text:p>
          </table:table-cell>
          <table:table-cell table:formula="of:=INDIRECT(ADDRESS(ROW()-28;[.G$27]))" office:value-type="float" office:value="58.6034912718204" calcext:value-type="float">
            <text:p>58.6034912718204</text:p>
          </table:table-cell>
          <table:table-cell table:formula="of:=INDIRECT(ADDRESS(ROW()-28;[.H$27]))" office:value-type="float" office:value="59.7087378640777" calcext:value-type="float">
            <text:p>59.7087378640777</text:p>
          </table:table-cell>
          <table:table-cell table:formula="of:=[.B38]" office:value-type="float" office:value="50" calcext:value-type="float">
            <text:p>50</text:p>
          </table:table-cell>
          <table:table-cell table:formula="of:=[.C38]" office:value-type="float" office:value="575" calcext:value-type="float">
            <text:p>575</text:p>
          </table:table-cell>
          <table:table-cell table:formula="of:=[.F38]/[.G38]" office:value-type="float" office:value="1.51493513233005" calcext:value-type="float">
            <text:p>1.51493513233005</text:p>
          </table:table-cell>
          <table:table-cell table:number-columns-repeated="101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NUMBERVALUE(ORG.LIBREOFFICE.REGEX([.$B11];&quot;^[^s]+s(\d+).*$&quot;;&quot;$1&quot;))" office:value-type="float" office:value="1" calcext:value-type="float">
            <text:p>1</text:p>
          </table:table-cell>
          <table:table-cell table:style-name="ce1" table:formula="of:=NUMBERVALUE(ORG.LIBREOFFICE.REGEX([.$B11];&quot;^[^i]+i(\d+).*$&quot;;&quot;$1&quot;))" office:value-type="float" office:value="1050" calcext:value-type="float">
            <text:p>1050</text:p>
          </table:table-cell>
          <table:table-cell table:formula="of:=INDIRECT(ADDRESS(ROW()-28;[.D$27]))" office:value-type="float" office:value="289.78622327791" calcext:value-type="float">
            <text:p>289.78622327791</text:p>
          </table:table-cell>
          <table:table-cell table:formula="of:=INDIRECT(ADDRESS(ROW()-28;[.E$27]))" office:value-type="float" office:value="281.662591687042" calcext:value-type="float">
            <text:p>281.662591687042</text:p>
          </table:table-cell>
          <table:table-cell table:formula="of:=INDIRECT(ADDRESS(ROW()-28;[.F$27]))" office:value-type="float" office:value="297.380952380952" calcext:value-type="float">
            <text:p>297.380952380952</text:p>
          </table:table-cell>
          <table:table-cell table:formula="of:=INDIRECT(ADDRESS(ROW()-28;[.G$27]))" office:value-type="float" office:value="282.409638554217" calcext:value-type="float">
            <text:p>282.409638554217</text:p>
          </table:table-cell>
          <table:table-cell table:formula="of:=INDIRECT(ADDRESS(ROW()-28;[.H$27]))" office:value-type="float" office:value="281.264637002342" calcext:value-type="float">
            <text:p>281.264637002342</text:p>
          </table:table-cell>
          <table:table-cell table:formula="of:=[.B39]" office:value-type="float" office:value="1" calcext:value-type="float">
            <text:p>1</text:p>
          </table:table-cell>
          <table:table-cell table:formula="of:=[.C39]" office:value-type="float" office:value="1050" calcext:value-type="float">
            <text:p>1050</text:p>
          </table:table-cell>
          <table:table-cell table:formula="of:=[.F39]/[.G39]" office:value-type="float" office:value="1.05301275800422" calcext:value-type="float">
            <text:p>1.05301275800422</text:p>
          </table:table-cell>
          <table:table-cell table:number-columns-repeated="101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NUMBERVALUE(ORG.LIBREOFFICE.REGEX([.$B12];&quot;^[^s]+s(\d+).*$&quot;;&quot;$1&quot;))" office:value-type="float" office:value="13" calcext:value-type="float">
            <text:p>13</text:p>
          </table:table-cell>
          <table:table-cell table:style-name="ce1" table:formula="of:=NUMBERVALUE(ORG.LIBREOFFICE.REGEX([.$B12];&quot;^[^i]+i(\d+).*$&quot;;&quot;$1&quot;))" office:value-type="float" office:value="1050" calcext:value-type="float">
            <text:p>1050</text:p>
          </table:table-cell>
          <table:table-cell table:formula="of:=INDIRECT(ADDRESS(ROW()-28;[.D$27]))" office:value-type="float" office:value="122.5" calcext:value-type="float">
            <text:p>122.5</text:p>
          </table:table-cell>
          <table:table-cell table:formula="of:=INDIRECT(ADDRESS(ROW()-28;[.E$27]))" office:value-type="float" office:value="116.548463356974" calcext:value-type="float">
            <text:p>116.548463356974</text:p>
          </table:table-cell>
          <table:table-cell table:formula="of:=INDIRECT(ADDRESS(ROW()-28;[.F$27]))" office:value-type="float" office:value="147.642679900744" calcext:value-type="float">
            <text:p>147.642679900744</text:p>
          </table:table-cell>
          <table:table-cell table:formula="of:=INDIRECT(ADDRESS(ROW()-28;[.G$27]))" office:value-type="float" office:value="110.148514851485" calcext:value-type="float">
            <text:p>110.148514851485</text:p>
          </table:table-cell>
          <table:table-cell table:formula="of:=INDIRECT(ADDRESS(ROW()-28;[.H$27]))" office:value-type="float" office:value="108.674698795181" calcext:value-type="float">
            <text:p>108.674698795181</text:p>
          </table:table-cell>
          <table:table-cell table:formula="of:=[.B40]" office:value-type="float" office:value="13" calcext:value-type="float">
            <text:p>13</text:p>
          </table:table-cell>
          <table:table-cell table:formula="of:=[.C40]" office:value-type="float" office:value="1050" calcext:value-type="float">
            <text:p>1050</text:p>
          </table:table-cell>
          <table:table-cell table:formula="of:=[.F40]/[.G40]" office:value-type="float" office:value="1.34039646471687" calcext:value-type="float">
            <text:p>1.34039646471687</text:p>
          </table:table-cell>
          <table:table-cell table:number-columns-repeated="101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NUMBERVALUE(ORG.LIBREOFFICE.REGEX([.$B13];&quot;^[^s]+s(\d+).*$&quot;;&quot;$1&quot;))" office:value-type="float" office:value="25" calcext:value-type="float">
            <text:p>25</text:p>
          </table:table-cell>
          <table:table-cell table:style-name="ce1" table:formula="of:=NUMBERVALUE(ORG.LIBREOFFICE.REGEX([.$B13];&quot;^[^i]+i(\d+).*$&quot;;&quot;$1&quot;))" office:value-type="float" office:value="1050" calcext:value-type="float">
            <text:p>1050</text:p>
          </table:table-cell>
          <table:table-cell table:formula="of:=INDIRECT(ADDRESS(ROW()-28;[.D$27]))" office:value-type="float" office:value="74.8129675810474" calcext:value-type="float">
            <text:p>74.8129675810474</text:p>
          </table:table-cell>
          <table:table-cell table:formula="of:=INDIRECT(ADDRESS(ROW()-28;[.E$27]))" office:value-type="float" office:value="69.4029850746269" calcext:value-type="float">
            <text:p>69.4029850746269</text:p>
          </table:table-cell>
          <table:table-cell table:formula="of:=INDIRECT(ADDRESS(ROW()-28;[.F$27]))" office:value-type="float" office:value="96.8215158924205" calcext:value-type="float">
            <text:p>96.8215158924205</text:p>
          </table:table-cell>
          <table:table-cell table:formula="of:=INDIRECT(ADDRESS(ROW()-28;[.G$27]))" office:value-type="float" office:value="65.9203980099503" calcext:value-type="float">
            <text:p>65.9203980099503</text:p>
          </table:table-cell>
          <table:table-cell table:formula="of:=INDIRECT(ADDRESS(ROW()-28;[.H$27]))" office:value-type="float" office:value="67.8048780487805" calcext:value-type="float">
            <text:p>67.8048780487805</text:p>
          </table:table-cell>
          <table:table-cell table:formula="of:=[.B41]" office:value-type="float" office:value="25" calcext:value-type="float">
            <text:p>25</text:p>
          </table:table-cell>
          <table:table-cell table:formula="of:=[.C41]" office:value-type="float" office:value="1050" calcext:value-type="float">
            <text:p>1050</text:p>
          </table:table-cell>
          <table:table-cell table:formula="of:=[.F41]/[.G41]" office:value-type="float" office:value="1.46876412787747" calcext:value-type="float">
            <text:p>1.46876412787747</text:p>
          </table:table-cell>
          <table:table-cell table:number-columns-repeated="101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NUMBERVALUE(ORG.LIBREOFFICE.REGEX([.$B14];&quot;^[^s]+s(\d+).*$&quot;;&quot;$1&quot;))" office:value-type="float" office:value="37" calcext:value-type="float">
            <text:p>37</text:p>
          </table:table-cell>
          <table:table-cell table:style-name="ce1" table:formula="of:=NUMBERVALUE(ORG.LIBREOFFICE.REGEX([.$B14];&quot;^[^i]+i(\d+).*$&quot;;&quot;$1&quot;))" office:value-type="float" office:value="1050" calcext:value-type="float">
            <text:p>1050</text:p>
          </table:table-cell>
          <table:table-cell table:formula="of:=INDIRECT(ADDRESS(ROW()-28;[.D$27]))" office:value-type="float" office:value="53.6057692307692" calcext:value-type="float">
            <text:p>53.6057692307692</text:p>
          </table:table-cell>
          <table:table-cell table:formula="of:=INDIRECT(ADDRESS(ROW()-28;[.E$27]))" office:value-type="float" office:value="51.4084507042253" calcext:value-type="float">
            <text:p>51.4084507042253</text:p>
          </table:table-cell>
          <table:table-cell table:formula="of:=INDIRECT(ADDRESS(ROW()-28;[.F$27]))" office:value-type="float" office:value="74.4416873449132" calcext:value-type="float">
            <text:p>74.4416873449132</text:p>
          </table:table-cell>
          <table:table-cell table:formula="of:=INDIRECT(ADDRESS(ROW()-28;[.G$27]))" office:value-type="float" office:value="48.5148514851485" calcext:value-type="float">
            <text:p>48.5148514851485</text:p>
          </table:table-cell>
          <table:table-cell table:formula="of:=INDIRECT(ADDRESS(ROW()-28;[.H$27]))" office:value-type="float" office:value="48.4412470023981" calcext:value-type="float">
            <text:p>48.4412470023981</text:p>
          </table:table-cell>
          <table:table-cell table:formula="of:=[.B42]" office:value-type="float" office:value="37" calcext:value-type="float">
            <text:p>37</text:p>
          </table:table-cell>
          <table:table-cell table:formula="of:=[.C42]" office:value-type="float" office:value="1050" calcext:value-type="float">
            <text:p>1050</text:p>
          </table:table-cell>
          <table:table-cell table:formula="of:=[.F42]/[.G42]" office:value-type="float" office:value="1.53441029017066" calcext:value-type="float">
            <text:p>1.53441029017066</text:p>
          </table:table-cell>
          <table:table-cell table:number-columns-repeated="101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NUMBERVALUE(ORG.LIBREOFFICE.REGEX([.$B15];&quot;^[^s]+s(\d+).*$&quot;;&quot;$1&quot;))" office:value-type="float" office:value="50" calcext:value-type="float">
            <text:p>50</text:p>
          </table:table-cell>
          <table:table-cell table:style-name="ce1" table:formula="of:=NUMBERVALUE(ORG.LIBREOFFICE.REGEX([.$B15];&quot;^[^i]+i(\d+).*$&quot;;&quot;$1&quot;))" office:value-type="float" office:value="1050" calcext:value-type="float">
            <text:p>1050</text:p>
          </table:table-cell>
          <table:table-cell table:formula="of:=INDIRECT(ADDRESS(ROW()-28;[.D$27]))" office:value-type="float" office:value="42.1836228287841" calcext:value-type="float">
            <text:p>42.1836228287841</text:p>
          </table:table-cell>
          <table:table-cell table:formula="of:=INDIRECT(ADDRESS(ROW()-28;[.E$27]))" office:value-type="float" office:value="39.6088019559902" calcext:value-type="float">
            <text:p>39.6088019559902</text:p>
          </table:table-cell>
          <table:table-cell table:formula="of:=INDIRECT(ADDRESS(ROW()-28;[.F$27]))" office:value-type="float" office:value="54.9878345498783" calcext:value-type="float">
            <text:p>54.9878345498783</text:p>
          </table:table-cell>
          <table:table-cell table:formula="of:=INDIRECT(ADDRESS(ROW()-28;[.G$27]))" office:value-type="float" office:value="37.1359223300971" calcext:value-type="float">
            <text:p>37.1359223300971</text:p>
          </table:table-cell>
          <table:table-cell table:formula="of:=INDIRECT(ADDRESS(ROW()-28;[.H$27]))" office:value-type="float" office:value="37.9227053140097" calcext:value-type="float">
            <text:p>37.9227053140097</text:p>
          </table:table-cell>
          <table:table-cell table:formula="of:=[.B43]" office:value-type="float" office:value="50" calcext:value-type="float">
            <text:p>50</text:p>
          </table:table-cell>
          <table:table-cell table:formula="of:=[.C43]" office:value-type="float" office:value="1050" calcext:value-type="float">
            <text:p>1050</text:p>
          </table:table-cell>
          <table:table-cell table:formula="of:=[.F43]/[.G43]" office:value-type="float" office:value="1.48071815912091" calcext:value-type="float">
            <text:p>1.48071815912091</text:p>
          </table:table-cell>
          <table:table-cell table:number-columns-repeated="101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NUMBERVALUE(ORG.LIBREOFFICE.REGEX([.$B16];&quot;^[^s]+s(\d+).*$&quot;;&quot;$1&quot;))" office:value-type="float" office:value="1" calcext:value-type="float">
            <text:p>1</text:p>
          </table:table-cell>
          <table:table-cell table:style-name="ce1" table:formula="of:=NUMBERVALUE(ORG.LIBREOFFICE.REGEX([.$B16];&quot;^[^i]+i(\d+).*$&quot;;&quot;$1&quot;))" office:value-type="float" office:value="1525" calcext:value-type="float">
            <text:p>1525</text:p>
          </table:table-cell>
          <table:table-cell table:formula="of:=INDIRECT(ADDRESS(ROW()-28;[.D$27]))" office:value-type="float" office:value="271.800947867298" calcext:value-type="float">
            <text:p>271.800947867298</text:p>
          </table:table-cell>
          <table:table-cell table:formula="of:=INDIRECT(ADDRESS(ROW()-28;[.E$27]))" office:value-type="float" office:value="267.25" calcext:value-type="float">
            <text:p>267.25</text:p>
          </table:table-cell>
          <table:table-cell table:formula="of:=INDIRECT(ADDRESS(ROW()-28;[.F$27]))" office:value-type="float" office:value="285.185185185185" calcext:value-type="float">
            <text:p>285.185185185185</text:p>
          </table:table-cell>
          <table:table-cell table:formula="of:=INDIRECT(ADDRESS(ROW()-28;[.G$27]))" office:value-type="float" office:value="265.55023923445" calcext:value-type="float">
            <text:p>265.55023923445</text:p>
          </table:table-cell>
          <table:table-cell table:formula="of:=INDIRECT(ADDRESS(ROW()-28;[.H$27]))" office:value-type="float" office:value="261.538461538461" calcext:value-type="float">
            <text:p>261.538461538461</text:p>
          </table:table-cell>
          <table:table-cell table:formula="of:=[.B44]" office:value-type="float" office:value="1" calcext:value-type="float">
            <text:p>1</text:p>
          </table:table-cell>
          <table:table-cell table:formula="of:=[.C44]" office:value-type="float" office:value="1525" calcext:value-type="float">
            <text:p>1525</text:p>
          </table:table-cell>
          <table:table-cell table:formula="of:=[.F44]/[.G44]" office:value-type="float" office:value="1.07394060727394" calcext:value-type="float">
            <text:p>1.07394060727394</text:p>
          </table:table-cell>
          <table:table-cell table:number-columns-repeated="101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NUMBERVALUE(ORG.LIBREOFFICE.REGEX([.$B17];&quot;^[^s]+s(\d+).*$&quot;;&quot;$1&quot;))" office:value-type="float" office:value="13" calcext:value-type="float">
            <text:p>13</text:p>
          </table:table-cell>
          <table:table-cell table:style-name="ce1" table:formula="of:=NUMBERVALUE(ORG.LIBREOFFICE.REGEX([.$B17];&quot;^[^i]+i(\d+).*$&quot;;&quot;$1&quot;))" office:value-type="float" office:value="1525" calcext:value-type="float">
            <text:p>1525</text:p>
          </table:table-cell>
          <table:table-cell table:formula="of:=INDIRECT(ADDRESS(ROW()-28;[.D$27]))" office:value-type="float" office:value="96.039603960396" calcext:value-type="float">
            <text:p>96.039603960396</text:p>
          </table:table-cell>
          <table:table-cell table:formula="of:=INDIRECT(ADDRESS(ROW()-28;[.E$27]))" office:value-type="float" office:value="88.6363636363636" calcext:value-type="float">
            <text:p>88.6363636363636</text:p>
          </table:table-cell>
          <table:table-cell table:formula="of:=INDIRECT(ADDRESS(ROW()-28;[.F$27]))" office:value-type="float" office:value="116.267942583732" calcext:value-type="float">
            <text:p>116.267942583732</text:p>
          </table:table-cell>
          <table:table-cell table:formula="of:=INDIRECT(ADDRESS(ROW()-28;[.G$27]))" office:value-type="float" office:value="77.3722627737226" calcext:value-type="float">
            <text:p>77.3722627737226</text:p>
          </table:table-cell>
          <table:table-cell table:formula="of:=INDIRECT(ADDRESS(ROW()-28;[.H$27]))" office:value-type="float" office:value="76.8292682926829" calcext:value-type="float">
            <text:p>76.8292682926829</text:p>
          </table:table-cell>
          <table:table-cell table:formula="of:=[.B45]" office:value-type="float" office:value="13" calcext:value-type="float">
            <text:p>13</text:p>
          </table:table-cell>
          <table:table-cell table:formula="of:=[.C45]" office:value-type="float" office:value="1525" calcext:value-type="float">
            <text:p>1525</text:p>
          </table:table-cell>
          <table:table-cell table:formula="of:=[.F45]/[.G45]" office:value-type="float" office:value="1.50270831452559" calcext:value-type="float">
            <text:p>1.50270831452559</text:p>
          </table:table-cell>
          <table:table-cell table:number-columns-repeated="101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NUMBERVALUE(ORG.LIBREOFFICE.REGEX([.$B18];&quot;^[^s]+s(\d+).*$&quot;;&quot;$1&quot;))" office:value-type="float" office:value="25" calcext:value-type="float">
            <text:p>25</text:p>
          </table:table-cell>
          <table:table-cell table:style-name="ce1" table:formula="of:=NUMBERVALUE(ORG.LIBREOFFICE.REGEX([.$B18];&quot;^[^i]+i(\d+).*$&quot;;&quot;$1&quot;))" office:value-type="float" office:value="1525" calcext:value-type="float">
            <text:p>1525</text:p>
          </table:table-cell>
          <table:table-cell table:formula="of:=INDIRECT(ADDRESS(ROW()-28;[.D$27]))" office:value-type="float" office:value="58.2309582309582" calcext:value-type="float">
            <text:p>58.2309582309582</text:p>
          </table:table-cell>
          <table:table-cell table:formula="of:=INDIRECT(ADDRESS(ROW()-28;[.E$27]))" office:value-type="float" office:value="56.3725490196078" calcext:value-type="float">
            <text:p>56.3725490196078</text:p>
          </table:table-cell>
          <table:table-cell table:formula="of:=INDIRECT(ADDRESS(ROW()-28;[.F$27]))" office:value-type="float" office:value="74.7549019607843" calcext:value-type="float">
            <text:p>74.7549019607843</text:p>
          </table:table-cell>
          <table:table-cell table:formula="of:=INDIRECT(ADDRESS(ROW()-28;[.G$27]))" office:value-type="float" office:value="49.7536945812807" calcext:value-type="float">
            <text:p>49.7536945812807</text:p>
          </table:table-cell>
          <table:table-cell table:formula="of:=INDIRECT(ADDRESS(ROW()-28;[.H$27]))" office:value-type="float" office:value="51.207729468599" calcext:value-type="float">
            <text:p>51.207729468599</text:p>
          </table:table-cell>
          <table:table-cell table:formula="of:=[.B46]" office:value-type="float" office:value="25" calcext:value-type="float">
            <text:p>25</text:p>
          </table:table-cell>
          <table:table-cell table:formula="of:=[.C46]" office:value-type="float" office:value="1525" calcext:value-type="float">
            <text:p>1525</text:p>
          </table:table-cell>
          <table:table-cell table:formula="of:=[.F46]/[.G46]" office:value-type="float" office:value="1.50249951465735" calcext:value-type="float">
            <text:p>1.50249951465735</text:p>
          </table:table-cell>
          <table:table-cell table:number-columns-repeated="101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NUMBERVALUE(ORG.LIBREOFFICE.REGEX([.$B19];&quot;^[^s]+s(\d+).*$&quot;;&quot;$1&quot;))" office:value-type="float" office:value="37" calcext:value-type="float">
            <text:p>37</text:p>
          </table:table-cell>
          <table:table-cell table:style-name="ce1" table:formula="of:=NUMBERVALUE(ORG.LIBREOFFICE.REGEX([.$B19];&quot;^[^i]+i(\d+).*$&quot;;&quot;$1&quot;))" office:value-type="float" office:value="1525" calcext:value-type="float">
            <text:p>1525</text:p>
          </table:table-cell>
          <table:table-cell table:formula="of:=INDIRECT(ADDRESS(ROW()-28;[.D$27]))" office:value-type="float" office:value="43.1761786600496" calcext:value-type="float">
            <text:p>43.1761786600496</text:p>
          </table:table-cell>
          <table:table-cell table:formula="of:=INDIRECT(ADDRESS(ROW()-28;[.E$27]))" office:value-type="float" office:value="37.6190476190476" calcext:value-type="float">
            <text:p>37.6190476190476</text:p>
          </table:table-cell>
          <table:table-cell table:formula="of:=INDIRECT(ADDRESS(ROW()-28;[.F$27]))" office:value-type="float" office:value="62.6865671641791" calcext:value-type="float">
            <text:p>62.6865671641791</text:p>
          </table:table-cell>
          <table:table-cell table:formula="of:=INDIRECT(ADDRESS(ROW()-28;[.G$27]))" office:value-type="float" office:value="34.1685649202733" calcext:value-type="float">
            <text:p>34.1685649202733</text:p>
          </table:table-cell>
          <table:table-cell table:formula="of:=INDIRECT(ADDRESS(ROW()-28;[.H$27]))" office:value-type="float" office:value="37.7171215880893" calcext:value-type="float">
            <text:p>37.7171215880893</text:p>
          </table:table-cell>
          <table:table-cell table:formula="of:=[.B47]" office:value-type="float" office:value="37" calcext:value-type="float">
            <text:p>37</text:p>
          </table:table-cell>
          <table:table-cell table:formula="of:=[.C47]" office:value-type="float" office:value="1525" calcext:value-type="float">
            <text:p>1525</text:p>
          </table:table-cell>
          <table:table-cell table:formula="of:=[.F47]/[.G47]" office:value-type="float" office:value="1.83462686567164" calcext:value-type="float">
            <text:p>1.83462686567164</text:p>
          </table:table-cell>
          <table:table-cell table:number-columns-repeated="101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NUMBERVALUE(ORG.LIBREOFFICE.REGEX([.$B20];&quot;^[^s]+s(\d+).*$&quot;;&quot;$1&quot;))" office:value-type="float" office:value="50" calcext:value-type="float">
            <text:p>50</text:p>
          </table:table-cell>
          <table:table-cell table:style-name="ce1" table:formula="of:=NUMBERVALUE(ORG.LIBREOFFICE.REGEX([.$B20];&quot;^[^i]+i(\d+).*$&quot;;&quot;$1&quot;))" office:value-type="float" office:value="1525" calcext:value-type="float">
            <text:p>1525</text:p>
          </table:table-cell>
          <table:table-cell table:formula="of:=INDIRECT(ADDRESS(ROW()-28;[.D$27]))" office:value-type="float" office:value="30.9405940594059" calcext:value-type="float">
            <text:p>30.9405940594059</text:p>
          </table:table-cell>
          <table:table-cell table:formula="of:=INDIRECT(ADDRESS(ROW()-28;[.E$27]))" office:value-type="float" office:value="29.0243902439024" calcext:value-type="float">
            <text:p>29.0243902439024</text:p>
          </table:table-cell>
          <table:table-cell table:formula="of:=INDIRECT(ADDRESS(ROW()-28;[.F$27]))" office:value-type="float" office:value="45.6359102244389" calcext:value-type="float">
            <text:p>45.6359102244389</text:p>
          </table:table-cell>
          <table:table-cell table:formula="of:=INDIRECT(ADDRESS(ROW()-28;[.G$27]))" office:value-type="float" office:value="27.6029055690072" calcext:value-type="float">
            <text:p>27.6029055690072</text:p>
          </table:table-cell>
          <table:table-cell table:formula="of:=INDIRECT(ADDRESS(ROW()-28;[.H$27]))" office:value-type="float" office:value="27.7641277641278" calcext:value-type="float">
            <text:p>27.7641277641278</text:p>
          </table:table-cell>
          <table:table-cell table:formula="of:=[.B48]" office:value-type="float" office:value="50" calcext:value-type="float">
            <text:p>50</text:p>
          </table:table-cell>
          <table:table-cell table:formula="of:=[.C48]" office:value-type="float" office:value="1525" calcext:value-type="float">
            <text:p>1525</text:p>
          </table:table-cell>
          <table:table-cell table:formula="of:=[.F48]/[.G48]" office:value-type="float" office:value="1.65330095813099" calcext:value-type="float">
            <text:p>1.65330095813099</text:p>
          </table:table-cell>
          <table:table-cell table:number-columns-repeated="101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NUMBERVALUE(ORG.LIBREOFFICE.REGEX([.$B21];&quot;^[^s]+s(\d+).*$&quot;;&quot;$1&quot;))" office:value-type="float" office:value="1" calcext:value-type="float">
            <text:p>1</text:p>
          </table:table-cell>
          <table:table-cell table:style-name="ce1" table:formula="of:=NUMBERVALUE(ORG.LIBREOFFICE.REGEX([.$B21];&quot;^[^i]+i(\d+).*$&quot;;&quot;$1&quot;))" office:value-type="float" office:value="2000" calcext:value-type="float">
            <text:p>2000</text:p>
          </table:table-cell>
          <table:table-cell table:formula="of:=INDIRECT(ADDRESS(ROW()-28;[.D$27]))" office:value-type="float" office:value="253.664302600473" calcext:value-type="float">
            <text:p>253.664302600473</text:p>
          </table:table-cell>
          <table:table-cell table:formula="of:=INDIRECT(ADDRESS(ROW()-28;[.E$27]))" office:value-type="float" office:value="250.124069478908" calcext:value-type="float">
            <text:p>250.124069478908</text:p>
          </table:table-cell>
          <table:table-cell table:formula="of:=INDIRECT(ADDRESS(ROW()-28;[.F$27]))" office:value-type="float" office:value="273.383084577114" calcext:value-type="float">
            <text:p>273.383084577114</text:p>
          </table:table-cell>
          <table:table-cell table:formula="of:=INDIRECT(ADDRESS(ROW()-28;[.G$27]))" office:value-type="float" office:value="245.563549160671" calcext:value-type="float">
            <text:p>245.563549160671</text:p>
          </table:table-cell>
          <table:table-cell table:formula="of:=INDIRECT(ADDRESS(ROW()-28;[.H$27]))" office:value-type="float" office:value="247.002398081535" calcext:value-type="float">
            <text:p>247.002398081535</text:p>
          </table:table-cell>
          <table:table-cell table:formula="of:=[.B49]" office:value-type="float" office:value="1" calcext:value-type="float">
            <text:p>1</text:p>
          </table:table-cell>
          <table:table-cell table:formula="of:=[.C49]" office:value-type="float" office:value="2000" calcext:value-type="float">
            <text:p>2000</text:p>
          </table:table-cell>
          <table:table-cell table:formula="of:=[.F49]/[.G49]" office:value-type="float" office:value="1.11328853777985" calcext:value-type="float">
            <text:p>1.11328853777985</text:p>
          </table:table-cell>
          <table:table-cell table:number-columns-repeated="101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NUMBERVALUE(ORG.LIBREOFFICE.REGEX([.$B22];&quot;^[^s]+s(\d+).*$&quot;;&quot;$1&quot;))" office:value-type="float" office:value="13" calcext:value-type="float">
            <text:p>13</text:p>
          </table:table-cell>
          <table:table-cell table:style-name="ce1" table:formula="of:=NUMBERVALUE(ORG.LIBREOFFICE.REGEX([.$B22];&quot;^[^i]+i(\d+).*$&quot;;&quot;$1&quot;))" office:value-type="float" office:value="2000" calcext:value-type="float">
            <text:p>2000</text:p>
          </table:table-cell>
          <table:table-cell table:formula="of:=INDIRECT(ADDRESS(ROW()-28;[.D$27]))" office:value-type="float" office:value="73.621103117506" calcext:value-type="float">
            <text:p>73.621103117506</text:p>
          </table:table-cell>
          <table:table-cell table:formula="of:=INDIRECT(ADDRESS(ROW()-28;[.E$27]))" office:value-type="float" office:value="69.3827160493827" calcext:value-type="float">
            <text:p>69.3827160493827</text:p>
          </table:table-cell>
          <table:table-cell table:formula="of:=INDIRECT(ADDRESS(ROW()-28;[.F$27]))" office:value-type="float" office:value="99.5037220843672" calcext:value-type="float">
            <text:p>99.5037220843672</text:p>
          </table:table-cell>
          <table:table-cell table:formula="of:=INDIRECT(ADDRESS(ROW()-28;[.G$27]))" office:value-type="float" office:value="68.1372549019608" calcext:value-type="float">
            <text:p>68.1372549019608</text:p>
          </table:table-cell>
          <table:table-cell table:formula="of:=INDIRECT(ADDRESS(ROW()-28;[.H$27]))" office:value-type="float" office:value="68.0952380952381" calcext:value-type="float">
            <text:p>68.0952380952381</text:p>
          </table:table-cell>
          <table:table-cell table:formula="of:=[.B50]" office:value-type="float" office:value="13" calcext:value-type="float">
            <text:p>13</text:p>
          </table:table-cell>
          <table:table-cell table:formula="of:=[.C50]" office:value-type="float" office:value="2000" calcext:value-type="float">
            <text:p>2000</text:p>
          </table:table-cell>
          <table:table-cell table:formula="of:=[.F50]/[.G50]" office:value-type="float" office:value="1.46034239605834" calcext:value-type="float">
            <text:p>1.46034239605834</text:p>
          </table:table-cell>
          <table:table-cell table:number-columns-repeated="101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NUMBERVALUE(ORG.LIBREOFFICE.REGEX([.$B23];&quot;^[^s]+s(\d+).*$&quot;;&quot;$1&quot;))" office:value-type="float" office:value="25" calcext:value-type="float">
            <text:p>25</text:p>
          </table:table-cell>
          <table:table-cell table:style-name="ce1" table:formula="of:=NUMBERVALUE(ORG.LIBREOFFICE.REGEX([.$B23];&quot;^[^i]+i(\d+).*$&quot;;&quot;$1&quot;))" office:value-type="float" office:value="2000" calcext:value-type="float">
            <text:p>2000</text:p>
          </table:table-cell>
          <table:table-cell table:formula="of:=INDIRECT(ADDRESS(ROW()-28;[.D$27]))" office:value-type="float" office:value="45.1923076923077" calcext:value-type="float">
            <text:p>45.1923076923077</text:p>
          </table:table-cell>
          <table:table-cell table:formula="of:=INDIRECT(ADDRESS(ROW()-28;[.E$27]))" office:value-type="float" office:value="44.0298507462687" calcext:value-type="float">
            <text:p>44.0298507462687</text:p>
          </table:table-cell>
          <table:table-cell table:formula="of:=INDIRECT(ADDRESS(ROW()-28;[.F$27]))" office:value-type="float" office:value="57.7669902912621" calcext:value-type="float">
            <text:p>57.7669902912621</text:p>
          </table:table-cell>
          <table:table-cell table:formula="of:=INDIRECT(ADDRESS(ROW()-28;[.G$27]))" office:value-type="float" office:value="39.8034398034398" calcext:value-type="float">
            <text:p>39.8034398034398</text:p>
          </table:table-cell>
          <table:table-cell table:formula="of:=INDIRECT(ADDRESS(ROW()-28;[.H$27]))" office:value-type="float" office:value="39.9509803921569" calcext:value-type="float">
            <text:p>39.9509803921569</text:p>
          </table:table-cell>
          <table:table-cell table:formula="of:=[.B51]" office:value-type="float" office:value="25" calcext:value-type="float">
            <text:p>25</text:p>
          </table:table-cell>
          <table:table-cell table:formula="of:=[.C51]" office:value-type="float" office:value="2000" calcext:value-type="float">
            <text:p>2000</text:p>
          </table:table-cell>
          <table:table-cell table:formula="of:=[.F51]/[.G51]" office:value-type="float" office:value="1.451306484478" calcext:value-type="float">
            <text:p>1.451306484478</text:p>
          </table:table-cell>
          <table:table-cell table:number-columns-repeated="101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NUMBERVALUE(ORG.LIBREOFFICE.REGEX([.$B24];&quot;^[^s]+s(\d+).*$&quot;;&quot;$1&quot;))" office:value-type="float" office:value="37" calcext:value-type="float">
            <text:p>37</text:p>
          </table:table-cell>
          <table:table-cell table:style-name="ce1" table:formula="of:=NUMBERVALUE(ORG.LIBREOFFICE.REGEX([.$B24];&quot;^[^i]+i(\d+).*$&quot;;&quot;$1&quot;))" office:value-type="float" office:value="2000" calcext:value-type="float">
            <text:p>2000</text:p>
          </table:table-cell>
          <table:table-cell table:formula="of:=INDIRECT(ADDRESS(ROW()-28;[.D$27]))" office:value-type="float" office:value="31.0173697270471" calcext:value-type="float">
            <text:p>31.0173697270471</text:p>
          </table:table-cell>
          <table:table-cell table:formula="of:=INDIRECT(ADDRESS(ROW()-28;[.E$27]))" office:value-type="float" office:value="30.5825242718447" calcext:value-type="float">
            <text:p>30.5825242718447</text:p>
          </table:table-cell>
          <table:table-cell table:formula="of:=INDIRECT(ADDRESS(ROW()-28;[.F$27]))" office:value-type="float" office:value="46.4019851116625" calcext:value-type="float">
            <text:p>46.4019851116625</text:p>
          </table:table-cell>
          <table:table-cell table:formula="of:=INDIRECT(ADDRESS(ROW()-28;[.G$27]))" office:value-type="float" office:value="27.4509803921569" calcext:value-type="float">
            <text:p>27.4509803921569</text:p>
          </table:table-cell>
          <table:table-cell table:formula="of:=INDIRECT(ADDRESS(ROW()-28;[.H$27]))" office:value-type="float" office:value="27.7777777777778" calcext:value-type="float">
            <text:p>27.7777777777778</text:p>
          </table:table-cell>
          <table:table-cell table:formula="of:=[.B52]" office:value-type="float" office:value="37" calcext:value-type="float">
            <text:p>37</text:p>
          </table:table-cell>
          <table:table-cell table:formula="of:=[.C52]" office:value-type="float" office:value="2000" calcext:value-type="float">
            <text:p>2000</text:p>
          </table:table-cell>
          <table:table-cell table:formula="of:=[.F52]/[.G52]" office:value-type="float" office:value="1.6903580290677" calcext:value-type="float">
            <text:p>1.6903580290677</text:p>
          </table:table-cell>
          <table:table-cell table:number-columns-repeated="101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NUMBERVALUE(ORG.LIBREOFFICE.REGEX([.$B25];&quot;^[^s]+s(\d+).*$&quot;;&quot;$1&quot;))" office:value-type="float" office:value="50" calcext:value-type="float">
            <text:p>50</text:p>
          </table:table-cell>
          <table:table-cell table:style-name="ce1" table:formula="of:=NUMBERVALUE(ORG.LIBREOFFICE.REGEX([.$B25];&quot;^[^i]+i(\d+).*$&quot;;&quot;$1&quot;))" office:value-type="float" office:value="2000" calcext:value-type="float">
            <text:p>2000</text:p>
          </table:table-cell>
          <table:table-cell table:formula="of:=INDIRECT(ADDRESS(ROW()-28;[.D$27]))" office:value-type="float" office:value="24.0963855421687" calcext:value-type="float">
            <text:p>24.0963855421687</text:p>
          </table:table-cell>
          <table:table-cell table:formula="of:=INDIRECT(ADDRESS(ROW()-28;[.E$27]))" office:value-type="float" office:value="23.5576923076923" calcext:value-type="float">
            <text:p>23.5576923076923</text:p>
          </table:table-cell>
          <table:table-cell table:formula="of:=INDIRECT(ADDRESS(ROW()-28;[.F$27]))" office:value-type="float" office:value="34.4743276283618" calcext:value-type="float">
            <text:p>34.4743276283618</text:p>
          </table:table-cell>
          <table:table-cell table:formula="of:=INDIRECT(ADDRESS(ROW()-28;[.G$27]))" office:value-type="float" office:value="21.4975845410628" calcext:value-type="float">
            <text:p>21.4975845410628</text:p>
          </table:table-cell>
          <table:table-cell table:formula="of:=INDIRECT(ADDRESS(ROW()-28;[.H$27]))" office:value-type="float" office:value="21.654501216545" calcext:value-type="float">
            <text:p>21.654501216545</text:p>
          </table:table-cell>
          <table:table-cell table:formula="of:=[.B53]" office:value-type="float" office:value="50" calcext:value-type="float">
            <text:p>50</text:p>
          </table:table-cell>
          <table:table-cell table:formula="of:=[.C53]" office:value-type="float" office:value="2000" calcext:value-type="float">
            <text:p>2000</text:p>
          </table:table-cell>
          <table:table-cell table:formula="of:=[.F53]/[.G53]" office:value-type="float" office:value="1.60363726271256" calcext:value-type="float">
            <text:p>1.60363726271256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1T21:24:13.433292930</dc:date>
    <meta:editing-duration>PT12M36S</meta:editing-duration>
    <meta:editing-cycles>4</meta:editing-cycles>
    <meta:generator>LibreOffice/6.4.6.2$Linux_X86_64 LibreOffice_project/40$Build-2</meta:generator>
    <meta:document-statistic meta:table-count="1" meta:cell-count="56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ubble" chart:style-name="ch1">
        <chart:title svg:x="4.623cm" svg:y="0.316cm" chart:style-name="ch2">
          <text:p>if-then rate divided by switch rate</text:p>
        </chart:title>
        <chart:legend chart:legend-position="end" svg:x="13.314cm" svg:y="4.201cm" style:legend-expansion="high" chart:style-name="ch3"/>
        <chart:plot-area chart:style-name="ch4" table:cell-range-address="'summary-2021-05-11-205545'.I28:'summary-2021-05-11-205545'.K53" chart:data-source-has-labels="row" svg:x="1.331cm" svg:y="1.275cm" svg:width="11.663cm" svg:height="6.564cm">
          <chartooo:coordinate-region svg:x="2.323cm" svg:y="1.474cm" svg:width="10.485cm" svg:height="5.718cm"/>
          <chart:axis chart:dimension="x" chart:name="primary-x" chart:style-name="ch5">
            <chart:title svg:x="5.888cm" svg:y="8.019cm" chart:style-name="ch6">
              <text:p>Number of cases</text:p>
            </chart:title>
          </chart:axis>
          <chart:axis chart:dimension="y" chart:name="primary-y" chart:style-name="ch5">
            <chart:title svg:x="0.451cm" svg:y="6.069cm" chart:style-name="ch7">
              <text:p>Number of iterations</text:p>
            </chart:title>
            <chart:grid chart:style-name="ch8" chart:class="major"/>
          </chart:axis>
          <chart:series chart:style-name="ch9" chart:values-cell-range-address="'summary-2021-05-11-205545'.K29:'summary-2021-05-11-205545'.K53" chart:label-cell-address="'summary-2021-05-11-205545'.K28:'summary-2021-05-11-205545'.K28" chart:class="chart:bubble">
            <chart:domain table:cell-range-address="'summary-2021-05-11-205545'.J29:'summary-2021-05-11-205545'.J53"/>
            <chart:domain table:cell-range-address="'summary-2021-05-11-205545'.I29:'summary-2021-05-11-205545'.I53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ifthen/switch</text:p>
                <draw:g>
                  <svg:desc>'summary-2021-05-11-205545'.K28:'summary-2021-05-11-205545'.K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ummary-2021-05-11-205545'.I29:'summary-2021-05-11-205545'.I53</svg:desc>
                </draw:g>
              </table:table-cell>
              <table:table-cell office:value-type="float" office:value="100">
                <text:p>100</text:p>
                <draw:g>
                  <svg:desc>'summary-2021-05-11-205545'.J29:'summary-2021-05-11-205545'.J53</svg:desc>
                </draw:g>
              </table:table-cell>
              <table:table-cell office:value-type="float" office:value="0.977153209109731">
                <text:p>0.977153209109731</text:p>
                <draw:g>
                  <svg:desc>'summary-2021-05-11-205545'.K29:'summary-2021-05-11-205545'.K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.08834945844047">
                <text:p>1.08834945844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.1580800033326">
                <text:p>1.1580800033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1.20759505021521">
                <text:p>1.20759505021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.21121460632446">
                <text:p>1.21121460632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75">
                <text:p>575</text:p>
              </table:table-cell>
              <table:table-cell office:value-type="float" office:value="1.03371287921236">
                <text:p>1.03371287921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75">
                <text:p>575</text:p>
              </table:table-cell>
              <table:table-cell office:value-type="float" office:value="1.33128469468676">
                <text:p>1.33128469468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1.31890964544414">
                <text:p>1.318909645444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575">
                <text:p>575</text:p>
              </table:table-cell>
              <table:table-cell office:value-type="float" office:value="1.52131321580234">
                <text:p>1.52131321580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75">
                <text:p>575</text:p>
              </table:table-cell>
              <table:table-cell office:value-type="float" office:value="1.51493513233005">
                <text:p>1.51493513233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50">
                <text:p>1050</text:p>
              </table:table-cell>
              <table:table-cell office:value-type="float" office:value="1.05301275800422">
                <text:p>1.053012758004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050">
                <text:p>1050</text:p>
              </table:table-cell>
              <table:table-cell office:value-type="float" office:value="1.34039646471687">
                <text:p>1.34039646471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050">
                <text:p>1050</text:p>
              </table:table-cell>
              <table:table-cell office:value-type="float" office:value="1.46876412787747">
                <text:p>1.468764127877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1050">
                <text:p>1050</text:p>
              </table:table-cell>
              <table:table-cell office:value-type="float" office:value="1.53441029017066">
                <text:p>1.534410290170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050">
                <text:p>1050</text:p>
              </table:table-cell>
              <table:table-cell office:value-type="float" office:value="1.48071815912091">
                <text:p>1.48071815912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25">
                <text:p>1525</text:p>
              </table:table-cell>
              <table:table-cell office:value-type="float" office:value="1.07394060727394">
                <text:p>1.073940607273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525">
                <text:p>1525</text:p>
              </table:table-cell>
              <table:table-cell office:value-type="float" office:value="1.50270831452559">
                <text:p>1.50270831452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1525">
                <text:p>1525</text:p>
              </table:table-cell>
              <table:table-cell office:value-type="float" office:value="1.50249951465735">
                <text:p>1.502499514657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1525">
                <text:p>1525</text:p>
              </table:table-cell>
              <table:table-cell office:value-type="float" office:value="1.83462686567164">
                <text:p>1.834626865671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525">
                <text:p>1525</text:p>
              </table:table-cell>
              <table:table-cell office:value-type="float" office:value="1.65330095813099">
                <text:p>1.653300958130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000">
                <text:p>2000</text:p>
              </table:table-cell>
              <table:table-cell office:value-type="float" office:value="1.11328853777985">
                <text:p>1.113288537779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1.46034239605834">
                <text:p>1.460342396058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1.451306484478">
                <text:p>1.451306484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2000">
                <text:p>2000</text:p>
              </table:table-cell>
              <table:table-cell office:value-type="float" office:value="1.6903580290677">
                <text:p>1.69035802906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1.60363726271256">
                <text:p>1.60363726271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